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54" draw:id="id154" draw:layer="layout" svg:width="0.254cm" svg:height="0.254cm" svg:x="1.5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2.1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1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2.1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1.5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2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1.5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2.1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1.5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2.1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254cm" svg:height="0.254cm" svg:x="1.5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2.1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2.7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3.4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2.7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3.4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2.7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3.4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2.7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3.4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2.7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3.4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2.7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3.4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4.0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4.6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4.0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4.6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4.0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4.6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4.0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4.6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4.0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4.6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4.0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5.3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5.9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5.31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5.9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5.31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5.9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5.31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5.9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5.3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5.9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5.31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5.9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6.58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7.22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6.58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7.2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7.2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6.58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7.2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6.58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7.2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6.58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7.22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7.85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8.49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7.85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8.49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7.85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8.49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254cm" svg:height="0.254cm" svg:x="7.85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8.49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7.85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8.49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8.49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3" draw:id="id153" draw:layer="layout" svg:width="0.254cm" svg:height="0.254cm" svg:x="9.12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9.76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9.12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9.76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9.12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9.1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9.7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54cm" svg:height="0.254cm" svg:x="9.1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9.12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10.39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11.0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0.3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1.0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0.39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54cm" svg:height="0.254cm" svg:x="11.0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0.39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1.0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0.39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1.0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0.39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11.0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11.66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12.30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1.66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2.30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1.66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2.3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1.66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1.66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11.66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12.3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12.93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2.93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13.57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2.93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12.9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13.57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12.93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13.57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2.93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14.2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14.8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4.2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14.8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14.2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14.8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14.2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0.254cm" svg:height="0.254cm" svg:x="14.8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14.2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4.8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14.8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15.4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6.1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254cm" svg:height="0.254cm" svg:x="15.4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16.1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15.4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16.1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15.4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254cm" svg:height="0.254cm" svg:x="16.1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15.4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15.4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16.1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16.7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7.3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6.7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17.3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16.7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17.3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16.7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17.3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16.7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17.3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16.7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6" draw:id="id156" draw:layer="layout" svg:width="0.254cm" svg:height="0.254cm" svg:x="17.3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36cm" svg:y1="8.53cm" svg:x2="2.815cm" svg:y2="8.075cm" draw:start-shape="id1" draw:start-glue-point="11" draw:end-shape="id2" draw:end-glue-point="7" svg:d="M2360 8530l455-455" svg:viewBox="0 0 456 456">
          <text:p/>
        </draw:connector>
        <draw:connector draw:style-name="gr2" draw:text-style-name="P2" draw:layer="layout" draw:type="line" svg:x1="2.995cm" svg:y1="7.895cm" svg:x2="3.45cm" svg:y2="7.44cm" draw:start-shape="id2" draw:start-glue-point="11" draw:end-shape="id3" draw:end-glue-point="7" svg:d="M2995 7895l455-455" svg:viewBox="0 0 456 456">
          <text:p/>
        </draw:connector>
        <draw:connector draw:style-name="gr2" draw:text-style-name="P2" draw:layer="layout" draw:type="line" svg:x1="3.63cm" svg:y1="7.26cm" svg:x2="4.085cm" svg:y2="6.805cm" draw:start-shape="id3" draw:start-glue-point="11" draw:end-shape="id4" draw:end-glue-point="7" svg:d="M3630 7260l455-455" svg:viewBox="0 0 456 456">
          <text:p/>
        </draw:connector>
        <draw:connector draw:style-name="gr2" draw:text-style-name="P2" draw:layer="layout" draw:type="line" svg:x1="4.265cm" svg:y1="6.625cm" svg:x2="4.72cm" svg:y2="6.17cm" draw:start-shape="id4" draw:start-glue-point="11" draw:end-shape="id5" draw:end-glue-point="7" svg:d="M4265 6625l455-455" svg:viewBox="0 0 456 456">
          <text:p/>
        </draw:connector>
        <draw:connector draw:style-name="gr2" draw:text-style-name="P2" draw:layer="layout" draw:type="line" svg:x1="4.9cm" svg:y1="5.99cm" svg:x2="5.355cm" svg:y2="5.535cm" draw:start-shape="id5" draw:start-glue-point="11" draw:end-shape="id6" draw:end-glue-point="7" svg:d="M4900 5990l455-455" svg:viewBox="0 0 456 456">
          <text:p/>
        </draw:connector>
        <draw:connector draw:style-name="gr2" draw:text-style-name="P2" draw:layer="layout" draw:type="line" svg:x1="5.535cm" svg:y1="5.355cm" svg:x2="5.99cm" svg:y2="4.9cm" draw:start-shape="id6" draw:start-glue-point="11" draw:end-shape="id7" draw:end-glue-point="7" svg:d="M5535 5355l455-455" svg:viewBox="0 0 456 456">
          <text:p/>
        </draw:connector>
        <draw:connector draw:style-name="gr2" draw:text-style-name="P2" draw:layer="layout" draw:type="line" svg:x1="2.36cm" svg:y1="7.26cm" svg:x2="2.815cm" svg:y2="6.805cm" draw:start-shape="id8" draw:start-glue-point="11" draw:end-shape="id9" draw:end-glue-point="7" svg:d="M2360 7260l455-455" svg:viewBox="0 0 456 456">
          <text:p/>
        </draw:connector>
        <draw:connector draw:style-name="gr2" draw:text-style-name="P2" draw:layer="layout" draw:type="line" svg:x1="2.995cm" svg:y1="6.625cm" svg:x2="3.45cm" svg:y2="6.17cm" draw:start-shape="id9" draw:start-glue-point="11" draw:end-shape="id10" draw:end-glue-point="7" svg:d="M2995 6625l455-455" svg:viewBox="0 0 456 456">
          <text:p/>
        </draw:connector>
        <draw:connector draw:style-name="gr2" draw:text-style-name="P2" draw:layer="layout" draw:type="line" svg:x1="3.63cm" svg:y1="5.99cm" svg:x2="4.085cm" svg:y2="5.535cm" draw:start-shape="id10" draw:start-glue-point="11" draw:end-shape="id11" draw:end-glue-point="7" svg:d="M3630 5990l455-455" svg:viewBox="0 0 456 456">
          <text:p/>
        </draw:connector>
        <draw:connector draw:style-name="gr2" draw:text-style-name="P2" draw:layer="layout" draw:type="line" svg:x1="4.265cm" svg:y1="5.355cm" svg:x2="4.72cm" svg:y2="4.9cm" draw:start-shape="id11" draw:start-glue-point="11" draw:end-shape="id12" draw:end-glue-point="7" svg:d="M4265 5355l455-455" svg:viewBox="0 0 456 456">
          <text:p/>
        </draw:connector>
        <draw:connector draw:style-name="gr2" draw:text-style-name="P2" draw:layer="layout" draw:type="line" svg:x1="1.725cm" svg:y1="6.625cm" svg:x2="2.18cm" svg:y2="6.17cm" draw:start-shape="id13" draw:start-glue-point="11" draw:end-shape="id14" draw:end-glue-point="7" svg:d="M1725 6625l455-455" svg:viewBox="0 0 456 456">
          <text:p/>
        </draw:connector>
        <draw:connector draw:style-name="gr2" draw:text-style-name="P2" draw:layer="layout" draw:type="line" svg:x1="2.36cm" svg:y1="5.99cm" svg:x2="2.815cm" svg:y2="5.535cm" draw:start-shape="id14" draw:start-glue-point="11" draw:end-shape="id15" draw:end-glue-point="7" svg:d="M2360 5990l455-455" svg:viewBox="0 0 456 456">
          <text:p/>
        </draw:connector>
        <draw:connector draw:style-name="gr2" draw:text-style-name="P2" draw:layer="layout" draw:type="line" svg:x1="2.995cm" svg:y1="5.355cm" svg:x2="3.45cm" svg:y2="4.9cm" draw:start-shape="id15" draw:start-glue-point="11" draw:end-shape="id16" draw:end-glue-point="7" svg:d="M2995 5355l455-455" svg:viewBox="0 0 456 456">
          <text:p/>
        </draw:connector>
        <draw:connector draw:style-name="gr2" draw:text-style-name="P2" draw:layer="layout" draw:type="line" svg:x1="1.725cm" svg:y1="5.355cm" svg:x2="2.18cm" svg:y2="4.9cm" draw:start-shape="id17" draw:start-glue-point="11" draw:end-shape="id18" draw:end-glue-point="7" svg:d="M1725 5355l455-455" svg:viewBox="0 0 456 456">
          <text:p/>
        </draw:connector>
        <draw:connector draw:style-name="gr2" draw:text-style-name="P2" draw:layer="layout" draw:type="line" svg:x1="1.725cm" svg:y1="4.085cm" svg:x2="2.18cm" svg:y2="3.63cm" draw:start-shape="id19" draw:start-glue-point="11" draw:end-shape="id20" draw:end-glue-point="7" svg:d="M1725 4085l455-455" svg:viewBox="0 0 456 456">
          <text:p/>
        </draw:connector>
        <draw:connector draw:style-name="gr2" draw:text-style-name="P2" draw:layer="layout" draw:type="line" svg:x1="2.36cm" svg:y1="4.72cm" svg:x2="2.815cm" svg:y2="4.265cm" draw:start-shape="id18" draw:start-glue-point="11" draw:end-shape="id21" draw:end-glue-point="7" svg:d="M2360 4720l455-455" svg:viewBox="0 0 456 456">
          <text:p/>
        </draw:connector>
        <draw:connector draw:style-name="gr2" draw:text-style-name="P2" draw:layer="layout" draw:type="line" svg:x1="2.995cm" svg:y1="4.085cm" svg:x2="3.45cm" svg:y2="3.63cm" draw:start-shape="id21" draw:start-glue-point="11" draw:end-shape="id22" draw:end-glue-point="7" svg:d="M2995 4085l455-455" svg:viewBox="0 0 456 456">
          <text:p/>
        </draw:connector>
        <draw:connector draw:style-name="gr2" draw:text-style-name="P2" draw:layer="layout" draw:type="line" svg:x1="3.63cm" svg:y1="4.72cm" svg:x2="4.085cm" svg:y2="4.265cm" draw:start-shape="id16" draw:start-glue-point="11" draw:end-shape="id23" draw:end-glue-point="7" svg:d="M3630 4720l455-455" svg:viewBox="0 0 456 456">
          <text:p/>
        </draw:connector>
        <draw:connector draw:style-name="gr2" draw:text-style-name="P2" draw:layer="layout" draw:type="line" svg:x1="4.9cm" svg:y1="4.72cm" svg:x2="5.355cm" svg:y2="4.265cm" draw:start-shape="id12" draw:start-glue-point="11" draw:end-shape="id24" draw:end-glue-point="7" svg:d="M4900 4720l455-455" svg:viewBox="0 0 456 456">
          <text:p/>
        </draw:connector>
        <draw:connector draw:style-name="gr2" draw:text-style-name="P2" draw:layer="layout" draw:type="line" svg:x1="4.265cm" svg:y1="4.085cm" svg:x2="4.72cm" svg:y2="3.63cm" draw:start-shape="id23" draw:start-glue-point="11" draw:end-shape="id25" draw:end-glue-point="7" svg:d="M4265 4085l455-455" svg:viewBox="0 0 456 456">
          <text:p/>
        </draw:connector>
        <draw:connector draw:style-name="gr2" draw:text-style-name="P2" draw:layer="layout" draw:type="line" svg:x1="3.63cm" svg:y1="3.45cm" svg:x2="4.085cm" svg:y2="2.995cm" draw:start-shape="id22" draw:start-glue-point="11" draw:end-shape="id26" draw:end-glue-point="7" svg:d="M3630 3450l455-455" svg:viewBox="0 0 456 456">
          <text:p/>
        </draw:connector>
        <draw:connector draw:style-name="gr2" draw:text-style-name="P2" draw:layer="layout" draw:type="line" svg:x1="2.36cm" svg:y1="3.45cm" svg:x2="2.815cm" svg:y2="2.995cm" draw:start-shape="id20" draw:start-glue-point="11" draw:end-shape="id27" draw:end-glue-point="7" svg:d="M2360 3450l455-455" svg:viewBox="0 0 456 456">
          <text:p/>
        </draw:connector>
        <draw:connector draw:style-name="gr2" draw:text-style-name="P2" draw:layer="layout" draw:type="line" svg:x1="1.725cm" svg:y1="2.815cm" svg:x2="2.18cm" svg:y2="2.36cm" draw:start-shape="id28" draw:start-glue-point="11" draw:end-shape="id29" draw:end-glue-point="7" svg:d="M1725 2815l455-455" svg:viewBox="0 0 456 456">
          <text:p/>
        </draw:connector>
        <draw:connector draw:style-name="gr2" draw:text-style-name="P2" draw:layer="layout" draw:type="line" svg:x1="2.995cm" svg:y1="2.815cm" svg:x2="3.45cm" svg:y2="2.36cm" draw:start-shape="id27" draw:start-glue-point="11" draw:end-shape="id30" draw:end-glue-point="7" svg:d="M2995 2815l455-455" svg:viewBox="0 0 456 456">
          <text:p/>
        </draw:connector>
        <draw:connector draw:style-name="gr2" draw:text-style-name="P2" draw:layer="layout" draw:type="line" svg:x1="2.36cm" svg:y1="2.18cm" svg:x2="2.815cm" svg:y2="1.725cm" draw:start-shape="id29" draw:start-glue-point="11" draw:end-shape="id31" draw:end-glue-point="7" svg:d="M2360 2180l455-455" svg:viewBox="0 0 456 456">
          <text:p/>
        </draw:connector>
        <draw:connector draw:style-name="gr2" draw:text-style-name="P2" draw:layer="layout" draw:type="line" svg:x1="3.63cm" svg:y1="2.18cm" svg:x2="4.085cm" svg:y2="1.725cm" draw:start-shape="id30" draw:start-glue-point="11" draw:end-shape="id32" draw:end-glue-point="7" svg:d="M3630 2180l455-455" svg:viewBox="0 0 456 456">
          <text:p/>
        </draw:connector>
        <draw:connector draw:style-name="gr2" draw:text-style-name="P2" draw:layer="layout" draw:type="line" svg:x1="4.265cm" svg:y1="2.815cm" svg:x2="4.72cm" svg:y2="2.36cm" draw:start-shape="id26" draw:start-glue-point="11" draw:end-shape="id33" draw:end-glue-point="7" svg:d="M4265 2815l455-455" svg:viewBox="0 0 456 456">
          <text:p/>
        </draw:connector>
        <draw:connector draw:style-name="gr2" draw:text-style-name="P2" draw:layer="layout" draw:type="line" svg:x1="4.9cm" svg:y1="2.18cm" svg:x2="5.355cm" svg:y2="1.725cm" draw:start-shape="id33" draw:start-glue-point="11" draw:end-shape="id34" draw:end-glue-point="7" svg:d="M4900 2180l455-455" svg:viewBox="0 0 456 456">
          <text:p/>
        </draw:connector>
        <draw:connector draw:style-name="gr2" draw:text-style-name="P2" draw:layer="layout" draw:type="line" svg:x1="4.9cm" svg:y1="3.45cm" svg:x2="5.355cm" svg:y2="2.995cm" draw:start-shape="id25" draw:start-glue-point="11" draw:end-shape="id35" draw:end-glue-point="7" svg:d="M4900 3450l455-455" svg:viewBox="0 0 456 456">
          <text:p/>
        </draw:connector>
        <draw:connector draw:style-name="gr2" draw:text-style-name="P2" draw:layer="layout" draw:type="line" svg:x1="5.535cm" svg:y1="2.815cm" svg:x2="5.99cm" svg:y2="2.36cm" draw:start-shape="id35" draw:start-glue-point="11" draw:end-shape="id36" draw:end-glue-point="7" svg:d="M5535 2815l455-455" svg:viewBox="0 0 456 456">
          <text:p/>
        </draw:connector>
        <draw:connector draw:style-name="gr2" draw:text-style-name="P2" draw:layer="layout" draw:type="line" svg:x1="6.17cm" svg:y1="2.18cm" svg:x2="6.625cm" svg:y2="1.725cm" draw:start-shape="id36" draw:start-glue-point="11" draw:end-shape="id37" draw:end-glue-point="7" svg:d="M6170 2180l455-455" svg:viewBox="0 0 456 456">
          <text:p/>
        </draw:connector>
        <draw:connector draw:style-name="gr2" draw:text-style-name="P2" draw:layer="layout" draw:type="line" svg:x1="5.535cm" svg:y1="4.085cm" svg:x2="5.99cm" svg:y2="3.63cm" draw:start-shape="id24" draw:start-glue-point="11" draw:end-shape="id38" draw:end-glue-point="7" svg:d="M5535 4085l455-455" svg:viewBox="0 0 456 456">
          <text:p/>
        </draw:connector>
        <draw:connector draw:style-name="gr2" draw:text-style-name="P2" draw:layer="layout" draw:type="line" svg:x1="6.17cm" svg:y1="3.45cm" svg:x2="6.625cm" svg:y2="2.995cm" draw:start-shape="id38" draw:start-glue-point="11" draw:end-shape="id39" draw:end-glue-point="7" svg:d="M6170 3450l455-455" svg:viewBox="0 0 456 456">
          <text:p/>
        </draw:connector>
        <draw:connector draw:style-name="gr2" draw:text-style-name="P2" draw:layer="layout" draw:type="line" svg:x1="6.805cm" svg:y1="2.815cm" svg:x2="7.26cm" svg:y2="2.36cm" draw:start-shape="id39" draw:start-glue-point="11" draw:end-shape="id40" draw:end-glue-point="7" svg:d="M6805 2815l455-455" svg:viewBox="0 0 456 456">
          <text:p/>
        </draw:connector>
        <draw:connector draw:style-name="gr2" draw:text-style-name="P2" draw:layer="layout" draw:type="line" svg:x1="7.44cm" svg:y1="2.18cm" svg:x2="7.895cm" svg:y2="1.725cm" draw:start-shape="id40" draw:start-glue-point="11" draw:end-shape="id41" draw:end-glue-point="7" svg:d="M7440 2180l455-455" svg:viewBox="0 0 456 456">
          <text:p/>
        </draw:connector>
        <draw:connector draw:style-name="gr2" draw:text-style-name="P2" draw:layer="layout" draw:type="line" svg:x1="3.63cm" svg:y1="8.53cm" svg:x2="4.085cm" svg:y2="8.075cm" draw:start-shape="id42" draw:start-glue-point="11" draw:end-shape="id43" draw:end-glue-point="7" svg:d="M3630 8530l455-455" svg:viewBox="0 0 456 456">
          <text:p/>
        </draw:connector>
        <draw:connector draw:style-name="gr2" draw:text-style-name="P2" draw:layer="layout" draw:type="line" svg:x1="4.265cm" svg:y1="7.895cm" svg:x2="4.72cm" svg:y2="7.44cm" draw:start-shape="id43" draw:start-glue-point="11" draw:end-shape="id44" draw:end-glue-point="7" svg:d="M4265 7895l455-455" svg:viewBox="0 0 456 456">
          <text:p/>
        </draw:connector>
        <draw:connector draw:style-name="gr2" draw:text-style-name="P2" draw:layer="layout" draw:type="line" svg:x1="4.9cm" svg:y1="7.26cm" svg:x2="5.355cm" svg:y2="6.805cm" draw:start-shape="id44" draw:start-glue-point="11" draw:end-shape="id45" draw:end-glue-point="7" svg:d="M4900 7260l455-455" svg:viewBox="0 0 456 456">
          <text:p/>
        </draw:connector>
        <draw:connector draw:style-name="gr2" draw:text-style-name="P2" draw:layer="layout" draw:type="line" svg:x1="5.535cm" svg:y1="6.625cm" svg:x2="5.99cm" svg:y2="6.17cm" draw:start-shape="id45" draw:start-glue-point="11" draw:end-shape="id46" draw:end-glue-point="7" svg:d="M5535 6625l455-455" svg:viewBox="0 0 456 456">
          <text:p/>
        </draw:connector>
        <draw:connector draw:style-name="gr2" draw:text-style-name="P2" draw:layer="layout" draw:type="line" svg:x1="4.9cm" svg:y1="8.53cm" svg:x2="5.355cm" svg:y2="8.075cm" draw:start-shape="id47" draw:start-glue-point="11" draw:end-shape="id48" draw:end-glue-point="7" svg:d="M4900 8530l455-455" svg:viewBox="0 0 456 456">
          <text:p/>
        </draw:connector>
        <draw:connector draw:style-name="gr2" draw:text-style-name="P2" draw:layer="layout" draw:type="line" svg:x1="5.535cm" svg:y1="7.895cm" svg:x2="5.99cm" svg:y2="7.44cm" draw:start-shape="id48" draw:start-glue-point="11" draw:end-shape="id49" draw:end-glue-point="7" svg:d="M5535 7895l455-455" svg:viewBox="0 0 456 456">
          <text:p/>
        </draw:connector>
        <draw:connector draw:style-name="gr2" draw:text-style-name="P2" draw:layer="layout" draw:type="line" svg:x1="6.17cm" svg:y1="7.26cm" svg:x2="6.625cm" svg:y2="6.805cm" draw:start-shape="id49" draw:start-glue-point="11" draw:end-shape="id50" draw:end-glue-point="7" svg:d="M6170 7260l455-455" svg:viewBox="0 0 456 456">
          <text:p/>
        </draw:connector>
        <draw:connector draw:style-name="gr2" draw:text-style-name="P2" draw:layer="layout" draw:type="line" svg:x1="6.805cm" svg:y1="6.625cm" svg:x2="7.26cm" svg:y2="6.17cm" draw:start-shape="id50" draw:start-glue-point="11" draw:end-shape="id51" draw:end-glue-point="7" svg:d="M6805 6625l455-455" svg:viewBox="0 0 456 456">
          <text:p/>
        </draw:connector>
        <draw:connector draw:style-name="gr2" draw:text-style-name="P2" draw:layer="layout" draw:type="line" svg:x1="6.17cm" svg:y1="8.53cm" svg:x2="6.625cm" svg:y2="8.075cm" draw:start-shape="id52" draw:start-glue-point="11" draw:end-shape="id53" draw:end-glue-point="7" svg:d="M6170 8530l455-455" svg:viewBox="0 0 456 456">
          <text:p/>
        </draw:connector>
        <draw:connector draw:style-name="gr2" draw:text-style-name="P2" draw:layer="layout" draw:type="line" svg:x1="6.805cm" svg:y1="7.895cm" svg:x2="7.26cm" svg:y2="7.44cm" draw:start-shape="id53" draw:start-glue-point="11" draw:end-shape="id54" draw:end-glue-point="7" svg:d="M6805 7895l455-455" svg:viewBox="0 0 456 456">
          <text:p/>
        </draw:connector>
        <draw:connector draw:style-name="gr2" draw:text-style-name="P2" draw:layer="layout" draw:type="line" svg:x1="7.44cm" svg:y1="7.26cm" svg:x2="7.895cm" svg:y2="6.805cm" draw:start-shape="id54" draw:start-glue-point="11" draw:end-shape="id55" draw:end-glue-point="7" svg:d="M7440 7260l455-455" svg:viewBox="0 0 456 456">
          <text:p/>
        </draw:connector>
        <draw:connector draw:style-name="gr2" draw:text-style-name="P2" draw:layer="layout" draw:type="line" svg:x1="8.075cm" svg:y1="6.625cm" svg:x2="8.53cm" svg:y2="6.17cm" draw:start-shape="id55" draw:start-glue-point="11" draw:end-shape="id56" draw:end-glue-point="7" svg:d="M8075 6625l455-455" svg:viewBox="0 0 456 456">
          <text:p/>
        </draw:connector>
        <draw:connector draw:style-name="gr2" draw:text-style-name="P2" draw:layer="layout" draw:type="line" svg:x1="7.44cm" svg:y1="8.53cm" svg:x2="7.895cm" svg:y2="8.075cm" draw:start-shape="id57" draw:start-glue-point="11" draw:end-shape="id58" draw:end-glue-point="7" svg:d="M7440 8530l455-455" svg:viewBox="0 0 456 456">
          <text:p/>
        </draw:connector>
        <draw:connector draw:style-name="gr2" draw:text-style-name="P2" draw:layer="layout" draw:type="line" svg:x1="8.075cm" svg:y1="7.895cm" svg:x2="8.53cm" svg:y2="7.44cm" draw:start-shape="id58" draw:start-glue-point="11" draw:end-shape="id59" draw:end-glue-point="7" svg:d="M8075 7895l455-455" svg:viewBox="0 0 456 456">
          <text:p/>
        </draw:connector>
        <draw:connector draw:style-name="gr2" draw:text-style-name="P2" draw:layer="layout" draw:type="line" svg:x1="8.71cm" svg:y1="7.26cm" svg:x2="9.165cm" svg:y2="6.805cm" draw:start-shape="id59" draw:start-glue-point="11" draw:end-shape="id60" draw:end-glue-point="7" svg:d="M8710 7260l455-455" svg:viewBox="0 0 456 456">
          <text:p/>
        </draw:connector>
        <draw:connector draw:style-name="gr2" draw:text-style-name="P2" draw:layer="layout" draw:type="line" svg:x1="8.71cm" svg:y1="8.53cm" svg:x2="9.165cm" svg:y2="8.075cm" draw:start-shape="id61" draw:start-glue-point="11" draw:end-shape="id62" draw:end-glue-point="7" svg:d="M8710 8530l455-455" svg:viewBox="0 0 456 456">
          <text:p/>
        </draw:connector>
        <draw:connector draw:style-name="gr2" draw:text-style-name="P2" draw:layer="layout" draw:type="line" svg:x1="9.345cm" svg:y1="7.895cm" svg:x2="9.8cm" svg:y2="7.44cm" draw:start-shape="id62" draw:start-glue-point="11" draw:end-shape="id63" draw:end-glue-point="7" svg:d="M9345 7895l455-455" svg:viewBox="0 0 456 456">
          <text:p/>
        </draw:connector>
        <draw:connector draw:style-name="gr2" draw:text-style-name="P2" draw:layer="layout" draw:type="line" svg:x1="6.17cm" svg:y1="5.99cm" svg:x2="6.625cm" svg:y2="5.535cm" draw:start-shape="id46" draw:start-glue-point="11" draw:end-shape="id64" draw:end-glue-point="7" svg:d="M6170 5990l455-455" svg:viewBox="0 0 456 456">
          <text:p/>
        </draw:connector>
        <draw:connector draw:style-name="gr2" draw:text-style-name="P2" draw:layer="layout" draw:type="line" svg:x1="6.805cm" svg:y1="5.355cm" svg:x2="7.26cm" svg:y2="4.9cm" draw:start-shape="id64" draw:start-glue-point="11" draw:end-shape="id65" draw:end-glue-point="7" svg:d="M6805 5355l455-455" svg:viewBox="0 0 456 456">
          <text:p/>
        </draw:connector>
        <draw:connector draw:style-name="gr2" draw:text-style-name="P2" draw:layer="layout" draw:type="line" svg:x1="7.44cm" svg:y1="4.72cm" svg:x2="7.895cm" svg:y2="4.265cm" draw:start-shape="id65" draw:start-glue-point="11" draw:end-shape="id66" draw:end-glue-point="7" svg:d="M7440 4720l455-455" svg:viewBox="0 0 456 456">
          <text:p/>
        </draw:connector>
        <draw:connector draw:style-name="gr2" draw:text-style-name="P2" draw:layer="layout" draw:type="line" svg:x1="8.075cm" svg:y1="4.085cm" svg:x2="8.53cm" svg:y2="3.63cm" draw:start-shape="id66" draw:start-glue-point="11" draw:end-shape="id67" draw:end-glue-point="7" svg:d="M8075 4085l455-455" svg:viewBox="0 0 456 456">
          <text:p/>
        </draw:connector>
        <draw:connector draw:style-name="gr2" draw:text-style-name="P2" draw:layer="layout" draw:type="line" svg:x1="8.71cm" svg:y1="3.45cm" svg:x2="9.165cm" svg:y2="2.995cm" draw:start-shape="id67" draw:start-glue-point="11" draw:end-shape="id68" draw:end-glue-point="7" svg:d="M8710 3450l455-455" svg:viewBox="0 0 456 456">
          <text:p/>
        </draw:connector>
        <draw:connector draw:style-name="gr2" draw:text-style-name="P2" draw:layer="layout" draw:type="line" svg:x1="6.17cm" svg:y1="4.72cm" svg:x2="6.625cm" svg:y2="4.265cm" draw:start-shape="id7" draw:start-glue-point="11" draw:end-shape="id69" draw:end-glue-point="7" svg:d="M6170 4720l455-455" svg:viewBox="0 0 456 456">
          <text:p/>
        </draw:connector>
        <draw:connector draw:style-name="gr2" draw:text-style-name="P2" draw:layer="layout" draw:type="line" svg:x1="6.805cm" svg:y1="4.085cm" svg:x2="7.26cm" svg:y2="3.63cm" draw:start-shape="id69" draw:start-glue-point="11" draw:end-shape="id70" draw:end-glue-point="7" svg:d="M6805 4085l455-455" svg:viewBox="0 0 456 456">
          <text:p/>
        </draw:connector>
        <draw:connector draw:style-name="gr2" draw:text-style-name="P2" draw:layer="layout" draw:type="line" svg:x1="7.44cm" svg:y1="3.45cm" svg:x2="7.895cm" svg:y2="2.995cm" draw:start-shape="id70" draw:start-glue-point="11" draw:end-shape="id71" draw:end-glue-point="7" svg:d="M7440 3450l455-455" svg:viewBox="0 0 456 456">
          <text:p/>
        </draw:connector>
        <draw:connector draw:style-name="gr2" draw:text-style-name="P2" draw:layer="layout" draw:type="line" svg:x1="7.44cm" svg:y1="5.99cm" svg:x2="7.895cm" svg:y2="5.535cm" draw:start-shape="id51" draw:start-glue-point="11" draw:end-shape="id72" draw:end-glue-point="7" svg:d="M7440 5990l455-455" svg:viewBox="0 0 456 456">
          <text:p/>
        </draw:connector>
        <draw:connector draw:style-name="gr2" draw:text-style-name="P2" draw:layer="layout" draw:type="line" svg:x1="8.075cm" svg:y1="5.355cm" svg:x2="8.53cm" svg:y2="4.9cm" draw:start-shape="id72" draw:start-glue-point="11" draw:end-shape="id73" draw:end-glue-point="7" svg:d="M8075 5355l455-455" svg:viewBox="0 0 456 456">
          <text:p/>
        </draw:connector>
        <draw:connector draw:style-name="gr2" draw:text-style-name="P2" draw:layer="layout" draw:type="line" svg:x1="8.71cm" svg:y1="4.72cm" svg:x2="9.165cm" svg:y2="4.265cm" draw:start-shape="id73" draw:start-glue-point="11" draw:end-shape="id74" draw:end-glue-point="7" svg:d="M8710 4720l455-455" svg:viewBox="0 0 456 456">
          <text:p/>
        </draw:connector>
        <draw:connector draw:style-name="gr2" draw:text-style-name="P2" draw:layer="layout" draw:type="line" svg:x1="9.345cm" svg:y1="4.085cm" svg:x2="9.8cm" svg:y2="3.63cm" draw:start-shape="id74" draw:start-glue-point="11" draw:end-shape="id75" draw:end-glue-point="7" svg:d="M9345 4085l455-455" svg:viewBox="0 0 456 456">
          <text:p/>
        </draw:connector>
        <draw:connector draw:style-name="gr2" draw:text-style-name="P2" draw:layer="layout" draw:type="line" svg:x1="9.98cm" svg:y1="3.45cm" svg:x2="10.435cm" svg:y2="2.995cm" draw:start-shape="id75" draw:start-glue-point="11" draw:end-shape="id76" draw:end-glue-point="7" svg:d="M9980 3450l455-455" svg:viewBox="0 0 456 456">
          <text:p/>
        </draw:connector>
        <draw:connector draw:style-name="gr2" draw:text-style-name="P2" draw:layer="layout" draw:type="line" svg:x1="8.71cm" svg:y1="5.99cm" svg:x2="9.165cm" svg:y2="5.535cm" draw:start-shape="id56" draw:start-glue-point="11" draw:end-shape="id77" draw:end-glue-point="7" svg:d="M8710 5990l455-455" svg:viewBox="0 0 456 456">
          <text:p/>
        </draw:connector>
        <draw:connector draw:style-name="gr2" draw:text-style-name="P2" draw:layer="layout" draw:type="line" svg:x1="9.345cm" svg:y1="5.355cm" svg:x2="9.8cm" svg:y2="4.9cm" draw:start-shape="id77" draw:start-glue-point="11" draw:end-shape="id78" draw:end-glue-point="7" svg:d="M9345 5355l455-455" svg:viewBox="0 0 456 456">
          <text:p/>
        </draw:connector>
        <draw:connector draw:style-name="gr2" draw:text-style-name="P2" draw:layer="layout" draw:type="line" svg:x1="9.98cm" svg:y1="4.72cm" svg:x2="10.435cm" svg:y2="4.265cm" draw:start-shape="id78" draw:start-glue-point="11" draw:end-shape="id79" draw:end-glue-point="7" svg:d="M9980 4720l455-455" svg:viewBox="0 0 456 456">
          <text:p/>
        </draw:connector>
        <draw:connector draw:style-name="gr2" draw:text-style-name="P2" draw:layer="layout" draw:type="line" svg:x1="10.615cm" svg:y1="4.085cm" svg:x2="11.07cm" svg:y2="3.63cm" draw:start-shape="id79" draw:start-glue-point="11" draw:end-shape="id80" draw:end-glue-point="7" svg:d="M10615 4085l455-455" svg:viewBox="0 0 456 456">
          <text:p/>
        </draw:connector>
        <draw:connector draw:style-name="gr2" draw:text-style-name="P2" draw:layer="layout" draw:type="line" svg:x1="11.25cm" svg:y1="3.45cm" svg:x2="11.705cm" svg:y2="2.995cm" draw:start-shape="id80" draw:start-glue-point="11" draw:end-shape="id81" draw:end-glue-point="7" svg:d="M11250 3450l455-455" svg:viewBox="0 0 456 456">
          <text:p/>
        </draw:connector>
        <draw:connector draw:style-name="gr2" draw:text-style-name="P2" draw:layer="layout" draw:type="line" svg:x1="9.345cm" svg:y1="6.625cm" svg:x2="9.8cm" svg:y2="6.17cm" draw:start-shape="id60" draw:start-glue-point="11" draw:end-shape="id82" draw:end-glue-point="7" svg:d="M9345 6625l455-455" svg:viewBox="0 0 456 456">
          <text:p/>
        </draw:connector>
        <draw:connector draw:style-name="gr2" draw:text-style-name="P2" draw:layer="layout" draw:type="line" svg:x1="9.98cm" svg:y1="5.99cm" svg:x2="10.435cm" svg:y2="5.535cm" draw:start-shape="id82" draw:start-glue-point="11" draw:end-shape="id83" draw:end-glue-point="7" svg:d="M9980 5990l455-455" svg:viewBox="0 0 456 456">
          <text:p/>
        </draw:connector>
        <draw:connector draw:style-name="gr2" draw:text-style-name="P2" draw:layer="layout" draw:type="line" svg:x1="10.615cm" svg:y1="5.355cm" svg:x2="11.07cm" svg:y2="4.9cm" draw:start-shape="id83" draw:start-glue-point="11" draw:end-shape="id84" draw:end-glue-point="7" svg:d="M10615 5355l455-455" svg:viewBox="0 0 456 456">
          <text:p/>
        </draw:connector>
        <draw:connector draw:style-name="gr2" draw:text-style-name="P2" draw:layer="layout" draw:type="line" svg:x1="11.25cm" svg:y1="4.72cm" svg:x2="11.705cm" svg:y2="4.265cm" draw:start-shape="id84" draw:start-glue-point="11" draw:end-shape="id85" draw:end-glue-point="7" svg:d="M11250 4720l455-455" svg:viewBox="0 0 456 456">
          <text:p/>
        </draw:connector>
        <draw:connector draw:style-name="gr2" draw:text-style-name="P2" draw:layer="layout" draw:type="line" svg:x1="11.885cm" svg:y1="4.085cm" svg:x2="12.34cm" svg:y2="3.63cm" draw:start-shape="id85" draw:start-glue-point="11" draw:end-shape="id86" draw:end-glue-point="7" svg:d="M11885 4085l455-455" svg:viewBox="0 0 456 456">
          <text:p/>
        </draw:connector>
        <draw:connector draw:style-name="gr2" draw:text-style-name="P2" draw:layer="layout" draw:type="line" svg:x1="9.98cm" svg:y1="7.26cm" svg:x2="10.435cm" svg:y2="6.805cm" draw:start-shape="id63" draw:start-glue-point="11" draw:end-shape="id87" draw:end-glue-point="7" svg:d="M9980 7260l455-455" svg:viewBox="0 0 456 456">
          <text:p/>
        </draw:connector>
        <draw:connector draw:style-name="gr2" draw:text-style-name="P2" draw:layer="layout" draw:type="line" svg:x1="10.615cm" svg:y1="6.625cm" svg:x2="11.07cm" svg:y2="6.17cm" draw:start-shape="id87" draw:start-glue-point="11" draw:end-shape="id88" draw:end-glue-point="7" svg:d="M10615 6625l455-455" svg:viewBox="0 0 456 456">
          <text:p/>
        </draw:connector>
        <draw:connector draw:style-name="gr2" draw:text-style-name="P2" draw:layer="layout" draw:type="line" svg:x1="11.25cm" svg:y1="5.99cm" svg:x2="11.705cm" svg:y2="5.535cm" draw:start-shape="id88" draw:start-glue-point="11" draw:end-shape="id89" draw:end-glue-point="7" svg:d="M11250 5990l455-455" svg:viewBox="0 0 456 456">
          <text:p/>
        </draw:connector>
        <draw:connector draw:style-name="gr2" draw:text-style-name="P2" draw:layer="layout" draw:type="line" svg:x1="11.885cm" svg:y1="5.355cm" svg:x2="12.34cm" svg:y2="4.9cm" draw:start-shape="id89" draw:start-glue-point="11" draw:end-shape="id90" draw:end-glue-point="7" svg:d="M11885 5355l455-455" svg:viewBox="0 0 456 456">
          <text:p/>
        </draw:connector>
        <draw:connector draw:style-name="gr2" draw:text-style-name="P2" draw:layer="layout" draw:type="line" svg:x1="12.52cm" svg:y1="4.72cm" svg:x2="12.975cm" svg:y2="4.265cm" draw:start-shape="id90" draw:start-glue-point="11" draw:end-shape="id91" draw:end-glue-point="7" svg:d="M12520 4720l455-455" svg:viewBox="0 0 456 456">
          <text:p/>
        </draw:connector>
        <draw:connector draw:style-name="gr2" draw:text-style-name="P2" draw:layer="layout" draw:type="line" svg:x1="9.98cm" svg:y1="8.53cm" svg:x2="10.435cm" svg:y2="8.075cm" draw:start-shape="id92" draw:start-glue-point="11" draw:end-shape="id93" draw:end-glue-point="7" svg:d="M9980 8530l455-455" svg:viewBox="0 0 456 456">
          <text:p/>
        </draw:connector>
        <draw:connector draw:style-name="gr2" draw:text-style-name="P2" draw:layer="layout" draw:type="line" svg:x1="10.615cm" svg:y1="7.895cm" svg:x2="11.07cm" svg:y2="7.44cm" draw:start-shape="id93" draw:start-glue-point="11" draw:end-shape="id94" draw:end-glue-point="7" svg:d="M10615 7895l455-455" svg:viewBox="0 0 456 456">
          <text:p/>
        </draw:connector>
        <draw:connector draw:style-name="gr2" draw:text-style-name="P2" draw:layer="layout" draw:type="line" svg:x1="11.25cm" svg:y1="7.26cm" svg:x2="11.705cm" svg:y2="6.805cm" draw:start-shape="id94" draw:start-glue-point="11" draw:end-shape="id95" draw:end-glue-point="7" svg:d="M11250 7260l455-455" svg:viewBox="0 0 456 456">
          <text:p/>
        </draw:connector>
        <draw:connector draw:style-name="gr2" draw:text-style-name="P2" draw:layer="layout" draw:type="line" svg:x1="11.885cm" svg:y1="6.625cm" svg:x2="12.34cm" svg:y2="6.17cm" draw:start-shape="id95" draw:start-glue-point="11" draw:end-shape="id96" draw:end-glue-point="7" svg:d="M11885 6625l455-455" svg:viewBox="0 0 456 456">
          <text:p/>
        </draw:connector>
        <draw:connector draw:style-name="gr2" draw:text-style-name="P2" draw:layer="layout" draw:type="line" svg:x1="11.25cm" svg:y1="8.53cm" svg:x2="11.705cm" svg:y2="8.075cm" draw:start-shape="id97" draw:start-glue-point="11" draw:end-shape="id98" draw:end-glue-point="7" svg:d="M11250 8530l455-455" svg:viewBox="0 0 456 456">
          <text:p/>
        </draw:connector>
        <draw:connector draw:style-name="gr2" draw:text-style-name="P2" draw:layer="layout" draw:type="line" svg:x1="11.885cm" svg:y1="7.895cm" svg:x2="12.34cm" svg:y2="7.44cm" draw:start-shape="id98" draw:start-glue-point="11" draw:end-shape="id99" draw:end-glue-point="7" svg:d="M11885 7895l455-455" svg:viewBox="0 0 456 456">
          <text:p/>
        </draw:connector>
        <draw:connector draw:style-name="gr2" draw:text-style-name="P2" draw:layer="layout" draw:type="line" svg:x1="12.52cm" svg:y1="7.26cm" svg:x2="12.975cm" svg:y2="6.805cm" draw:start-shape="id99" draw:start-glue-point="11" draw:end-shape="id100" draw:end-glue-point="7" svg:d="M12520 7260l455-455" svg:viewBox="0 0 456 456">
          <text:p/>
        </draw:connector>
        <draw:connector draw:style-name="gr2" draw:text-style-name="P2" draw:layer="layout" draw:type="line" svg:x1="12.52cm" svg:y1="8.53cm" svg:x2="12.975cm" svg:y2="8.075cm" draw:start-shape="id101" draw:start-glue-point="11" draw:end-shape="id102" draw:end-glue-point="7" svg:d="M12520 8530l455-455" svg:viewBox="0 0 456 456">
          <text:p/>
        </draw:connector>
        <draw:connector draw:style-name="gr2" draw:text-style-name="P2" draw:layer="layout" draw:type="line" svg:x1="13.155cm" svg:y1="7.895cm" svg:x2="13.61cm" svg:y2="7.44cm" draw:start-shape="id102" draw:start-glue-point="11" draw:end-shape="id103" draw:end-glue-point="7" svg:d="M13155 7895l455-455" svg:viewBox="0 0 456 456">
          <text:p/>
        </draw:connector>
        <draw:connector draw:style-name="gr2" draw:text-style-name="P2" draw:layer="layout" draw:type="line" svg:x1="13.79cm" svg:y1="8.53cm" svg:x2="14.245cm" svg:y2="8.075cm" draw:start-shape="id104" draw:start-glue-point="11" draw:end-shape="id105" draw:end-glue-point="7" svg:d="M13790 8530l455-455" svg:viewBox="0 0 456 456">
          <text:p/>
        </draw:connector>
        <draw:connector draw:style-name="gr2" draw:text-style-name="P2" draw:layer="layout" draw:type="line" svg:x1="14.425cm" svg:y1="7.895cm" svg:x2="14.88cm" svg:y2="7.44cm" draw:start-shape="id105" draw:start-glue-point="11" draw:end-shape="id106" draw:end-glue-point="7" svg:d="M14425 7895l455-455" svg:viewBox="0 0 456 456">
          <text:p/>
        </draw:connector>
        <draw:connector draw:style-name="gr2" draw:text-style-name="P2" draw:layer="layout" draw:type="line" svg:x1="15.06cm" svg:y1="7.26cm" svg:x2="15.515cm" svg:y2="6.805cm" draw:start-shape="id106" draw:start-glue-point="11" draw:end-shape="id107" draw:end-glue-point="7" svg:d="M15060 7260l455-455" svg:viewBox="0 0 456 456">
          <text:p/>
        </draw:connector>
        <draw:connector draw:style-name="gr2" draw:text-style-name="P2" draw:layer="layout" draw:type="line" svg:x1="15.695cm" svg:y1="6.625cm" svg:x2="16.15cm" svg:y2="6.17cm" draw:start-shape="id107" draw:start-glue-point="11" draw:end-shape="id108" draw:end-glue-point="7" svg:d="M15695 6625l455-455" svg:viewBox="0 0 456 456">
          <text:p/>
        </draw:connector>
        <draw:connector draw:style-name="gr2" draw:text-style-name="P2" draw:layer="layout" draw:type="line" svg:x1="16.33cm" svg:y1="5.99cm" svg:x2="16.785cm" svg:y2="5.535cm" draw:start-shape="id108" draw:start-glue-point="11" draw:end-shape="id109" draw:end-glue-point="7" svg:d="M16330 5990l455-455" svg:viewBox="0 0 456 456">
          <text:p/>
        </draw:connector>
        <draw:connector draw:style-name="gr2" draw:text-style-name="P2" draw:layer="layout" draw:type="line" svg:x1="16.965cm" svg:y1="5.355cm" svg:x2="17.42cm" svg:y2="4.9cm" draw:start-shape="id109" draw:start-glue-point="11" draw:end-shape="id110" draw:end-glue-point="7" svg:d="M16965 5355l455-455" svg:viewBox="0 0 456 456">
          <text:p/>
        </draw:connector>
        <draw:connector draw:style-name="gr2" draw:text-style-name="P2" draw:layer="layout" draw:type="line" svg:x1="15.06cm" svg:y1="8.53cm" svg:x2="15.515cm" svg:y2="8.075cm" draw:start-shape="id111" draw:start-glue-point="11" draw:end-shape="id112" draw:end-glue-point="7" svg:d="M15060 8530l455-455" svg:viewBox="0 0 456 456">
          <text:p/>
        </draw:connector>
        <draw:connector draw:style-name="gr2" draw:text-style-name="P2" draw:layer="layout" draw:type="line" svg:x1="15.695cm" svg:y1="7.895cm" svg:x2="16.15cm" svg:y2="7.44cm" draw:start-shape="id112" draw:start-glue-point="11" draw:end-shape="id113" draw:end-glue-point="7" svg:d="M15695 7895l455-455" svg:viewBox="0 0 456 456">
          <text:p/>
        </draw:connector>
        <draw:connector draw:style-name="gr2" draw:text-style-name="P2" draw:layer="layout" draw:type="line" svg:x1="16.33cm" svg:y1="7.26cm" svg:x2="16.785cm" svg:y2="6.805cm" draw:start-shape="id113" draw:start-glue-point="11" draw:end-shape="id114" draw:end-glue-point="7" svg:d="M16330 7260l455-455" svg:viewBox="0 0 456 456">
          <text:p/>
        </draw:connector>
        <draw:connector draw:style-name="gr2" draw:text-style-name="P2" draw:layer="layout" draw:type="line" svg:x1="16.965cm" svg:y1="6.625cm" svg:x2="17.42cm" svg:y2="6.17cm" draw:start-shape="id114" draw:start-glue-point="11" draw:end-shape="id115" draw:end-glue-point="7" svg:d="M16965 6625l455-455" svg:viewBox="0 0 456 456">
          <text:p/>
        </draw:connector>
        <draw:connector draw:style-name="gr2" draw:text-style-name="P2" draw:layer="layout" draw:type="line" svg:x1="16.33cm" svg:y1="8.53cm" svg:x2="16.785cm" svg:y2="8.075cm" draw:start-shape="id116" draw:start-glue-point="11" draw:end-shape="id117" draw:end-glue-point="7" svg:d="M16330 8530l455-455" svg:viewBox="0 0 456 456">
          <text:p/>
        </draw:connector>
        <draw:connector draw:style-name="gr2" draw:text-style-name="P2" draw:layer="layout" draw:type="line" svg:x1="16.965cm" svg:y1="7.895cm" svg:x2="17.42cm" svg:y2="7.44cm" draw:start-shape="id117" draw:start-glue-point="11" draw:end-shape="id118" draw:end-glue-point="7" svg:d="M16965 7895l455-455" svg:viewBox="0 0 456 456">
          <text:p/>
        </draw:connector>
        <draw:connector draw:style-name="gr2" draw:text-style-name="P2" draw:layer="layout" draw:type="line" svg:x1="13.79cm" svg:y1="7.26cm" svg:x2="14.245cm" svg:y2="6.805cm" draw:start-shape="id103" draw:start-glue-point="11" draw:end-shape="id119" draw:end-glue-point="7" svg:d="M13790 7260l455-455" svg:viewBox="0 0 456 456">
          <text:p/>
        </draw:connector>
        <draw:connector draw:style-name="gr2" draw:text-style-name="P2" draw:layer="layout" draw:type="line" svg:x1="14.425cm" svg:y1="6.625cm" svg:x2="14.88cm" svg:y2="6.17cm" draw:start-shape="id119" draw:start-glue-point="11" draw:end-shape="id120" draw:end-glue-point="7" svg:d="M14425 6625l455-455" svg:viewBox="0 0 456 456">
          <text:p/>
        </draw:connector>
        <draw:connector draw:style-name="gr2" draw:text-style-name="P2" draw:layer="layout" draw:type="line" svg:x1="15.06cm" svg:y1="5.99cm" svg:x2="15.515cm" svg:y2="5.535cm" draw:start-shape="id120" draw:start-glue-point="11" draw:end-shape="id121" draw:end-glue-point="7" svg:d="M15060 5990l455-455" svg:viewBox="0 0 456 456">
          <text:p/>
        </draw:connector>
        <draw:connector draw:style-name="gr2" draw:text-style-name="P2" draw:layer="layout" draw:type="line" svg:x1="16.15cm" svg:y1="4.9cm" svg:x2="15.695cm" svg:y2="5.355cm" draw:start-shape="id122" draw:start-glue-point="7" draw:end-shape="id121" draw:end-glue-point="11" svg:d="M16150 4900l-455 455" svg:viewBox="0 0 456 456">
          <text:p/>
        </draw:connector>
        <draw:connector draw:style-name="gr2" draw:text-style-name="P2" draw:layer="layout" draw:type="line" svg:x1="13.155cm" svg:y1="6.625cm" svg:x2="13.61cm" svg:y2="6.17cm" draw:start-shape="id100" draw:start-glue-point="11" draw:end-shape="id123" draw:end-glue-point="7" svg:d="M13155 6625l455-455" svg:viewBox="0 0 456 456">
          <text:p/>
        </draw:connector>
        <draw:connector draw:style-name="gr2" draw:text-style-name="P2" draw:layer="layout" draw:type="line" svg:x1="13.79cm" svg:y1="5.99cm" svg:x2="14.245cm" svg:y2="5.535cm" draw:start-shape="id123" draw:start-glue-point="11" draw:end-shape="id124" draw:end-glue-point="7" svg:d="M13790 5990l455-455" svg:viewBox="0 0 456 456">
          <text:p/>
        </draw:connector>
        <draw:connector draw:style-name="gr2" draw:text-style-name="P2" draw:layer="layout" draw:type="line" svg:x1="14.425cm" svg:y1="5.355cm" svg:x2="14.88cm" svg:y2="4.9cm" draw:start-shape="id124" draw:start-glue-point="11" draw:end-shape="id125" draw:end-glue-point="7" svg:d="M14425 5355l455-455" svg:viewBox="0 0 456 456">
          <text:p/>
        </draw:connector>
        <draw:connector draw:style-name="gr2" draw:text-style-name="P2" draw:layer="layout" draw:type="line" svg:x1="15.06cm" svg:y1="4.72cm" svg:x2="15.515cm" svg:y2="4.265cm" draw:start-shape="id125" draw:start-glue-point="11" draw:end-shape="id126" draw:end-glue-point="7" svg:d="M15060 4720l455-455" svg:viewBox="0 0 456 456">
          <text:p/>
        </draw:connector>
        <draw:connector draw:style-name="gr2" draw:text-style-name="P2" draw:layer="layout" draw:type="line" svg:x1="12.52cm" svg:y1="5.99cm" svg:x2="12.975cm" svg:y2="5.535cm" draw:start-shape="id96" draw:start-glue-point="11" draw:end-shape="id127" draw:end-glue-point="7" svg:d="M12520 5990l455-455" svg:viewBox="0 0 456 456">
          <text:p/>
        </draw:connector>
        <draw:connector draw:style-name="gr2" draw:text-style-name="P2" draw:layer="layout" draw:type="line" svg:x1="13.155cm" svg:y1="5.355cm" svg:x2="13.61cm" svg:y2="4.9cm" draw:start-shape="id127" draw:start-glue-point="11" draw:end-shape="id128" draw:end-glue-point="7" svg:d="M13155 5355l455-455" svg:viewBox="0 0 456 456">
          <text:p/>
        </draw:connector>
        <draw:connector draw:style-name="gr2" draw:text-style-name="P2" draw:layer="layout" draw:type="line" svg:x1="13.79cm" svg:y1="4.72cm" svg:x2="14.245cm" svg:y2="4.265cm" draw:start-shape="id128" draw:start-glue-point="11" draw:end-shape="id129" draw:end-glue-point="7" svg:d="M13790 4720l455-455" svg:viewBox="0 0 456 456">
          <text:p/>
        </draw:connector>
        <draw:connector draw:style-name="gr2" draw:text-style-name="P2" draw:layer="layout" draw:type="line" svg:x1="13.155cm" svg:y1="4.085cm" svg:x2="13.61cm" svg:y2="3.63cm" draw:start-shape="id91" draw:start-glue-point="11" draw:end-shape="id130" draw:end-glue-point="7" svg:d="M13155 4085l455-455" svg:viewBox="0 0 456 456">
          <text:p/>
        </draw:connector>
        <draw:connector draw:style-name="gr2" draw:text-style-name="P2" draw:layer="layout" draw:type="line" svg:x1="14.425cm" svg:y1="4.085cm" svg:x2="14.88cm" svg:y2="3.63cm" draw:start-shape="id129" draw:start-glue-point="11" draw:end-shape="id131" draw:end-glue-point="7" svg:d="M14425 4085l455-455" svg:viewBox="0 0 456 456">
          <text:p/>
        </draw:connector>
        <draw:connector draw:style-name="gr2" draw:text-style-name="P2" draw:layer="layout" draw:type="line" svg:x1="15.06cm" svg:y1="3.45cm" svg:x2="15.515cm" svg:y2="2.995cm" draw:start-shape="id131" draw:start-glue-point="11" draw:end-shape="id132" draw:end-glue-point="7" svg:d="M15060 3450l455-455" svg:viewBox="0 0 456 456">
          <text:p/>
        </draw:connector>
        <draw:connector draw:style-name="gr2" draw:text-style-name="P2" draw:layer="layout" draw:type="line" svg:x1="15.695cm" svg:y1="2.815cm" svg:x2="16.15cm" svg:y2="2.36cm" draw:start-shape="id132" draw:start-glue-point="11" draw:end-shape="id133" draw:end-glue-point="7" svg:d="M15695 2815l455-455" svg:viewBox="0 0 456 456">
          <text:p/>
        </draw:connector>
        <draw:connector draw:style-name="gr2" draw:text-style-name="P2" draw:layer="layout" draw:type="line" svg:x1="16.33cm" svg:y1="2.18cm" svg:x2="16.785cm" svg:y2="1.725cm" draw:start-shape="id133" draw:start-glue-point="11" draw:end-shape="id134" draw:end-glue-point="7" svg:d="M16330 2180l455-455" svg:viewBox="0 0 456 456">
          <text:p/>
        </draw:connector>
        <draw:connector draw:style-name="gr2" draw:text-style-name="P2" draw:layer="layout" draw:type="line" svg:x1="15.695cm" svg:y1="4.085cm" svg:x2="16.15cm" svg:y2="3.63cm" draw:start-shape="id126" draw:start-glue-point="11" draw:end-shape="id135" draw:end-glue-point="7" svg:d="M15695 4085l455-455" svg:viewBox="0 0 456 456">
          <text:p/>
        </draw:connector>
        <draw:connector draw:style-name="gr2" draw:text-style-name="P2" draw:layer="layout" draw:type="line" svg:x1="16.33cm" svg:y1="4.72cm" svg:x2="16.785cm" svg:y2="4.265cm" draw:start-shape="id122" draw:start-glue-point="11" draw:end-shape="id136" draw:end-glue-point="7" svg:d="M16330 4720l455-455" svg:viewBox="0 0 456 456">
          <text:p/>
        </draw:connector>
        <draw:connector draw:style-name="gr2" draw:text-style-name="P2" draw:layer="layout" draw:type="line" svg:x1="16.33cm" svg:y1="3.45cm" svg:x2="16.785cm" svg:y2="2.995cm" draw:start-shape="id135" draw:start-glue-point="11" draw:end-shape="id137" draw:end-glue-point="7" svg:d="M16330 3450l455-455" svg:viewBox="0 0 456 456">
          <text:p/>
        </draw:connector>
        <draw:connector draw:style-name="gr2" draw:text-style-name="P2" draw:layer="layout" draw:type="line" svg:x1="16.965cm" svg:y1="4.085cm" svg:x2="17.42cm" svg:y2="3.63cm" draw:start-shape="id136" draw:start-glue-point="11" draw:end-shape="id138" draw:end-glue-point="7" svg:d="M16965 4085l455-455" svg:viewBox="0 0 456 456">
          <text:p/>
        </draw:connector>
        <draw:connector draw:style-name="gr2" draw:text-style-name="P2" draw:layer="layout" draw:type="line" svg:x1="17.42cm" svg:y1="2.36cm" svg:x2="16.965cm" svg:y2="2.815cm" draw:start-shape="id139" draw:start-glue-point="7" draw:end-shape="id137" draw:end-glue-point="11" svg:d="M17420 2360l-455 455" svg:viewBox="0 0 456 456">
          <text:p/>
        </draw:connector>
        <draw:connector draw:style-name="gr2" draw:text-style-name="P2" draw:layer="layout" draw:type="line" svg:x1="15.515cm" svg:y1="1.725cm" svg:x2="15.06cm" svg:y2="2.18cm" draw:start-shape="id140" draw:start-glue-point="7" draw:end-shape="id141" draw:end-glue-point="11" svg:d="M15515 1725l-455 455" svg:viewBox="0 0 456 456">
          <text:p/>
        </draw:connector>
        <draw:connector draw:style-name="gr2" draw:text-style-name="P2" draw:layer="layout" draw:type="line" svg:x1="14.88cm" svg:y1="2.36cm" svg:x2="14.425cm" svg:y2="2.815cm" draw:start-shape="id141" draw:start-glue-point="7" draw:end-shape="id142" draw:end-glue-point="11" svg:d="M14880 2360l-455 455" svg:viewBox="0 0 456 456">
          <text:p/>
        </draw:connector>
        <draw:connector draw:style-name="gr2" draw:text-style-name="P2" draw:layer="layout" draw:type="line" svg:x1="14.245cm" svg:y1="2.995cm" svg:x2="13.79cm" svg:y2="3.45cm" draw:start-shape="id142" draw:start-glue-point="7" draw:end-shape="id130" draw:end-glue-point="11" svg:d="M14245 2995l-455 455" svg:viewBox="0 0 456 456">
          <text:p/>
        </draw:connector>
        <draw:connector draw:style-name="gr2" draw:text-style-name="P2" draw:layer="layout" draw:type="line" svg:x1="12.52cm" svg:y1="3.45cm" svg:x2="12.975cm" svg:y2="2.995cm" draw:start-shape="id86" draw:start-glue-point="11" draw:end-shape="id143" draw:end-glue-point="7" svg:d="M12520 3450l455-455" svg:viewBox="0 0 456 456">
          <text:p/>
        </draw:connector>
        <draw:connector draw:style-name="gr2" draw:text-style-name="P2" draw:layer="layout" draw:type="line" svg:x1="13.155cm" svg:y1="2.815cm" svg:x2="13.61cm" svg:y2="2.36cm" draw:start-shape="id143" draw:start-glue-point="11" draw:end-shape="id144" draw:end-glue-point="7" svg:d="M13155 2815l455-455" svg:viewBox="0 0 456 456">
          <text:p/>
        </draw:connector>
        <draw:connector draw:style-name="gr2" draw:text-style-name="P2" draw:layer="layout" draw:type="line" svg:x1="13.79cm" svg:y1="2.18cm" svg:x2="14.245cm" svg:y2="1.725cm" draw:start-shape="id144" draw:start-glue-point="11" draw:end-shape="id145" draw:end-glue-point="7" svg:d="M13790 2180l455-455" svg:viewBox="0 0 456 456">
          <text:p/>
        </draw:connector>
        <draw:connector draw:style-name="gr2" draw:text-style-name="P2" draw:layer="layout" draw:type="line" svg:x1="12.975cm" svg:y1="1.725cm" svg:x2="12.52cm" svg:y2="2.18cm" draw:start-shape="id146" draw:start-glue-point="7" draw:end-shape="id147" draw:end-glue-point="11" svg:d="M12975 1725l-455 455" svg:viewBox="0 0 456 456">
          <text:p/>
        </draw:connector>
        <draw:connector draw:style-name="gr2" draw:text-style-name="P2" draw:layer="layout" draw:type="line" svg:x1="12.34cm" svg:y1="2.36cm" svg:x2="11.885cm" svg:y2="2.815cm" draw:start-shape="id147" draw:start-glue-point="7" draw:end-shape="id81" draw:end-glue-point="11" svg:d="M12340 2360l-455 455" svg:viewBox="0 0 456 456">
          <text:p/>
        </draw:connector>
        <draw:connector draw:style-name="gr2" draw:text-style-name="P2" draw:layer="layout" draw:type="line" svg:x1="10.615cm" svg:y1="2.815cm" svg:x2="11.07cm" svg:y2="2.36cm" draw:start-shape="id76" draw:start-glue-point="11" draw:end-shape="id148" draw:end-glue-point="7" svg:d="M10615 2815l455-455" svg:viewBox="0 0 456 456">
          <text:p/>
        </draw:connector>
        <draw:connector draw:style-name="gr2" draw:text-style-name="P2" draw:layer="layout" draw:type="line" svg:x1="11.25cm" svg:y1="2.18cm" svg:x2="11.705cm" svg:y2="1.725cm" draw:start-shape="id148" draw:start-glue-point="11" draw:end-shape="id149" draw:end-glue-point="7" svg:d="M11250 2180l455-455" svg:viewBox="0 0 456 456">
          <text:p/>
        </draw:connector>
        <draw:connector draw:style-name="gr2" draw:text-style-name="P2" draw:layer="layout" draw:type="line" svg:x1="10.435cm" svg:y1="1.725cm" svg:x2="9.98cm" svg:y2="2.18cm" draw:start-shape="id150" draw:start-glue-point="7" draw:end-shape="id151" draw:end-glue-point="11" svg:d="M10435 1725l-455 455" svg:viewBox="0 0 456 456">
          <text:p/>
        </draw:connector>
        <draw:connector draw:style-name="gr2" draw:text-style-name="P2" draw:layer="layout" draw:type="line" svg:x1="8.075cm" svg:y1="2.815cm" svg:x2="8.53cm" svg:y2="2.36cm" draw:start-shape="id71" draw:start-glue-point="11" draw:end-shape="id152" draw:end-glue-point="7" svg:d="M8075 2815l455-455" svg:viewBox="0 0 456 456">
          <text:p/>
        </draw:connector>
        <draw:connector draw:style-name="gr2" draw:text-style-name="P2" draw:layer="layout" draw:type="line" svg:x1="8.71cm" svg:y1="2.18cm" svg:x2="9.165cm" svg:y2="1.725cm" draw:start-shape="id152" draw:start-glue-point="11" draw:end-shape="id153" draw:end-glue-point="7" svg:d="M8710 2180l455-455" svg:viewBox="0 0 456 456">
          <text:p/>
        </draw:connector>
        <draw:connector draw:style-name="gr2" draw:text-style-name="P2" draw:layer="layout" draw:type="line" svg:x1="9.345cm" svg:y1="2.815cm" svg:x2="9.8cm" svg:y2="2.36cm" draw:start-shape="id68" draw:start-glue-point="11" draw:end-shape="id151" draw:end-glue-point="7" svg:d="M9345 2815l455-455" svg:viewBox="0 0 456 456">
          <text:p/>
        </draw:connector>
        <draw:connector draw:style-name="gr3" draw:text-style-name="P2" draw:layer="layout" draw:type="line" svg:x1="1.725cm" svg:y1="1.725cm" svg:x2="2.18cm" svg:y2="2.18cm" draw:start-shape="id154" draw:start-glue-point="9" draw:end-shape="id29" draw:end-glue-point="5" svg:d="M1725 1725l455 455" svg:viewBox="0 0 456 456">
          <text:p/>
        </draw:connector>
        <draw:connector draw:style-name="gr3" draw:text-style-name="P2" draw:layer="layout" draw:type="line" svg:x1="2.384cm" svg:y1="2.399cm" svg:x2="2.815cm" svg:y2="2.815cm" draw:end-shape="id27" draw:end-glue-point="5" svg:d="M2384 2399l431 416" svg:viewBox="0 0 432 417">
          <text:p/>
        </draw:connector>
        <draw:connector draw:style-name="gr3" draw:text-style-name="P2" draw:layer="layout" draw:type="line" svg:x1="2.995cm" svg:y1="2.995cm" svg:x2="3.45cm" svg:y2="3.45cm" draw:start-shape="id27" draw:start-glue-point="9" draw:end-shape="id22" draw:end-glue-point="5" svg:d="M2995 2995l455 455" svg:viewBox="0 0 456 456">
          <text:p/>
        </draw:connector>
        <draw:connector draw:style-name="gr3" draw:text-style-name="P2" draw:layer="layout" draw:type="line" svg:x1="1.725cm" svg:y1="2.995cm" svg:x2="2.18cm" svg:y2="3.45cm" draw:start-shape="id28" draw:start-glue-point="9" draw:end-shape="id20" draw:end-glue-point="5" svg:d="M1725 2995l455 455" svg:viewBox="0 0 456 456">
          <text:p/>
        </draw:connector>
        <draw:connector draw:style-name="gr3" draw:text-style-name="P2" draw:layer="layout" draw:type="line" svg:x1="2.36cm" svg:y1="3.63cm" svg:x2="2.815cm" svg:y2="4.085cm" draw:start-shape="id20" draw:start-glue-point="9" draw:end-shape="id21" draw:end-glue-point="5" svg:d="M2360 3630l455 455" svg:viewBox="0 0 456 456">
          <text:p/>
        </draw:connector>
        <draw:connector draw:style-name="gr3" draw:text-style-name="P2" draw:layer="layout" draw:type="line" svg:x1="2.995cm" svg:y1="1.725cm" svg:x2="3.45cm" svg:y2="2.18cm" draw:start-shape="id31" draw:start-glue-point="9" draw:end-shape="id30" draw:end-glue-point="5" svg:d="M2995 1725l455 455" svg:viewBox="0 0 456 456">
          <text:p/>
        </draw:connector>
        <draw:connector draw:style-name="gr3" draw:text-style-name="P2" draw:layer="layout" draw:type="line" svg:x1="3.63cm" svg:y1="2.36cm" svg:x2="4.085cm" svg:y2="2.815cm" draw:start-shape="id30" draw:start-glue-point="9" draw:end-shape="id26" draw:end-glue-point="5" svg:d="M3630 2360l455 455" svg:viewBox="0 0 456 456">
          <text:p/>
        </draw:connector>
        <draw:connector draw:style-name="gr3" draw:text-style-name="P2" draw:layer="layout" draw:type="line" svg:x1="4.265cm" svg:y1="2.995cm" svg:x2="4.72cm" svg:y2="3.45cm" draw:start-shape="id26" draw:start-glue-point="9" draw:end-shape="id25" draw:end-glue-point="5" svg:d="M4265 2995l455 455" svg:viewBox="0 0 456 456">
          <text:p/>
        </draw:connector>
        <draw:connector draw:style-name="gr3" draw:text-style-name="P2" draw:layer="layout" draw:type="line" svg:x1="4.265cm" svg:y1="1.725cm" svg:x2="4.72cm" svg:y2="2.18cm" draw:start-shape="id32" draw:start-glue-point="9" draw:end-shape="id33" draw:end-glue-point="5" svg:d="M4265 1725l455 455" svg:viewBox="0 0 456 456">
          <text:p/>
        </draw:connector>
        <draw:connector draw:style-name="gr3" draw:text-style-name="P2" draw:layer="layout" draw:type="line" svg:x1="4.9cm" svg:y1="2.36cm" svg:x2="5.355cm" svg:y2="2.815cm" draw:start-shape="id33" draw:start-glue-point="9" draw:end-shape="id35" draw:end-glue-point="5" svg:d="M4900 2360l455 455" svg:viewBox="0 0 456 456">
          <text:p/>
        </draw:connector>
        <draw:connector draw:style-name="gr3" draw:text-style-name="P2" draw:layer="layout" draw:type="line" svg:x1="5.535cm" svg:y1="2.995cm" svg:x2="5.99cm" svg:y2="3.45cm" draw:start-shape="id35" draw:start-glue-point="9" draw:end-shape="id38" draw:end-glue-point="5" svg:d="M5535 2995l455 455" svg:viewBox="0 0 456 456">
          <text:p/>
        </draw:connector>
        <draw:connector draw:style-name="gr3" draw:text-style-name="P2" draw:layer="layout" draw:type="line" svg:x1="5.535cm" svg:y1="1.725cm" svg:x2="5.99cm" svg:y2="2.18cm" draw:start-shape="id34" draw:start-glue-point="9" draw:end-shape="id36" draw:end-glue-point="5" svg:d="M5535 1725l455 455" svg:viewBox="0 0 456 456">
          <text:p/>
        </draw:connector>
        <draw:connector draw:style-name="gr3" draw:text-style-name="P2" draw:layer="layout" draw:type="line" svg:x1="6.17cm" svg:y1="2.36cm" svg:x2="6.625cm" svg:y2="2.815cm" draw:start-shape="id36" draw:start-glue-point="9" draw:end-shape="id39" draw:end-glue-point="5" svg:d="M6170 2360l455 455" svg:viewBox="0 0 456 456">
          <text:p/>
        </draw:connector>
        <draw:connector draw:style-name="gr3" draw:text-style-name="P2" draw:layer="layout" draw:type="line" svg:x1="3.63cm" svg:y1="3.63cm" svg:x2="4.085cm" svg:y2="4.085cm" draw:start-shape="id22" draw:start-glue-point="9" draw:end-shape="id23" draw:end-glue-point="5" svg:d="M3630 3630l455 455" svg:viewBox="0 0 456 456">
          <text:p/>
        </draw:connector>
        <draw:connector draw:style-name="gr3" draw:text-style-name="P2" draw:layer="layout" draw:type="line" svg:x1="2.995cm" svg:y1="4.265cm" svg:x2="3.45cm" svg:y2="4.72cm" draw:start-shape="id21" draw:start-glue-point="9" draw:end-shape="id16" draw:end-glue-point="5" svg:d="M2995 4265l455 455" svg:viewBox="0 0 456 456">
          <text:p/>
        </draw:connector>
        <draw:connector draw:style-name="gr3" draw:text-style-name="P2" draw:layer="layout" draw:type="line" svg:x1="1.725cm" svg:y1="4.265cm" svg:x2="2.18cm" svg:y2="4.72cm" draw:start-shape="id19" draw:start-glue-point="9" draw:end-shape="id18" draw:end-glue-point="5" svg:d="M1725 4265l455 455" svg:viewBox="0 0 456 456">
          <text:p/>
        </draw:connector>
        <draw:connector draw:style-name="gr3" draw:text-style-name="P2" draw:layer="layout" draw:type="line" svg:x1="2.36cm" svg:y1="4.9cm" svg:x2="2.815cm" svg:y2="5.355cm" draw:start-shape="id18" draw:start-glue-point="9" draw:end-shape="id15" draw:end-glue-point="5" svg:d="M2360 4900l455 455" svg:viewBox="0 0 456 456">
          <text:p/>
        </draw:connector>
        <draw:connector draw:style-name="gr3" draw:text-style-name="P2" draw:layer="layout" draw:type="line" svg:x1="1.725cm" svg:y1="5.535cm" svg:x2="2.18cm" svg:y2="5.99cm" draw:start-shape="id17" draw:start-glue-point="9" draw:end-shape="id14" draw:end-glue-point="5" svg:d="M1725 5535l455 455" svg:viewBox="0 0 456 456">
          <text:p/>
        </draw:connector>
        <draw:connector draw:style-name="gr3" draw:text-style-name="P2" draw:layer="layout" draw:type="line" svg:x1="2.36cm" svg:y1="6.17cm" svg:x2="2.815cm" svg:y2="6.625cm" draw:start-shape="id14" draw:start-glue-point="9" draw:end-shape="id9" draw:end-glue-point="5" svg:d="M2360 6170l455 455" svg:viewBox="0 0 456 456">
          <text:p/>
        </draw:connector>
        <draw:connector draw:style-name="gr3" draw:text-style-name="P2" draw:layer="layout" draw:type="line" svg:x1="2.995cm" svg:y1="5.535cm" svg:x2="3.45cm" svg:y2="5.99cm" draw:start-shape="id15" draw:start-glue-point="9" draw:end-shape="id10" draw:end-glue-point="5" svg:d="M2995 5535l455 455" svg:viewBox="0 0 456 456">
          <text:p/>
        </draw:connector>
        <draw:connector draw:style-name="gr3" draw:text-style-name="P2" draw:layer="layout" draw:type="line" svg:x1="3.63cm" svg:y1="4.9cm" svg:x2="4.085cm" svg:y2="5.355cm" draw:start-shape="id16" draw:start-glue-point="9" draw:end-shape="id11" draw:end-glue-point="5" svg:d="M3630 4900l455 455" svg:viewBox="0 0 456 456">
          <text:p/>
        </draw:connector>
        <draw:connector draw:style-name="gr3" draw:text-style-name="P2" draw:layer="layout" draw:type="line" svg:x1="4.265cm" svg:y1="4.265cm" svg:x2="4.72cm" svg:y2="4.72cm" draw:start-shape="id23" draw:start-glue-point="9" draw:end-shape="id12" draw:end-glue-point="5" svg:d="M4265 4265l455 455" svg:viewBox="0 0 456 456">
          <text:p/>
        </draw:connector>
        <draw:connector draw:style-name="gr3" draw:text-style-name="P2" draw:layer="layout" draw:type="line" svg:x1="4.9cm" svg:y1="4.9cm" svg:x2="5.355cm" svg:y2="5.355cm" draw:start-shape="id12" draw:start-glue-point="9" draw:end-shape="id6" draw:end-glue-point="5" svg:d="M4900 4900l455 455" svg:viewBox="0 0 456 456">
          <text:p/>
        </draw:connector>
        <draw:connector draw:style-name="gr3" draw:text-style-name="P2" draw:layer="layout" draw:type="line" svg:x1="5.535cm" svg:y1="5.535cm" svg:x2="5.99cm" svg:y2="5.99cm" draw:start-shape="id6" draw:start-glue-point="9" draw:end-shape="id46" draw:end-glue-point="5" svg:d="M5535 5535l455 455" svg:viewBox="0 0 456 456">
          <text:p/>
        </draw:connector>
        <draw:connector draw:style-name="gr3" draw:text-style-name="P2" draw:layer="layout" draw:type="line" svg:x1="6.17cm" svg:y1="6.17cm" svg:x2="6.625cm" svg:y2="6.625cm" draw:start-shape="id46" draw:start-glue-point="9" draw:end-shape="id50" draw:end-glue-point="5" svg:d="M6170 6170l455 455" svg:viewBox="0 0 456 456">
          <text:p/>
        </draw:connector>
        <draw:connector draw:style-name="gr3" draw:text-style-name="P2" draw:layer="layout" draw:type="line" svg:x1="4.265cm" svg:y1="5.535cm" svg:x2="4.72cm" svg:y2="5.99cm" draw:start-shape="id11" draw:start-glue-point="9" draw:end-shape="id5" draw:end-glue-point="5" svg:d="M4265 5535l455 455" svg:viewBox="0 0 456 456">
          <text:p/>
        </draw:connector>
        <draw:connector draw:style-name="gr3" draw:text-style-name="P2" draw:layer="layout" draw:type="line" svg:x1="4.9cm" svg:y1="6.17cm" svg:x2="5.355cm" svg:y2="6.625cm" draw:start-shape="id5" draw:start-glue-point="9" draw:end-shape="id45" draw:end-glue-point="5" svg:d="M4900 6170l455 455" svg:viewBox="0 0 456 456">
          <text:p/>
        </draw:connector>
        <draw:connector draw:style-name="gr3" draw:text-style-name="P2" draw:layer="layout" draw:type="line" svg:x1="3.63cm" svg:y1="6.17cm" svg:x2="4.085cm" svg:y2="6.625cm" draw:start-shape="id10" draw:start-glue-point="9" draw:end-shape="id4" draw:end-glue-point="5" svg:d="M3630 6170l455 455" svg:viewBox="0 0 456 456">
          <text:p/>
        </draw:connector>
        <draw:connector draw:style-name="gr3" draw:text-style-name="P2" draw:layer="layout" draw:type="line" svg:x1="4.9cm" svg:y1="3.63cm" svg:x2="5.355cm" svg:y2="4.085cm" draw:start-shape="id25" draw:start-glue-point="9" draw:end-shape="id24" draw:end-glue-point="5" svg:d="M4900 3630l455 455" svg:viewBox="0 0 456 456">
          <text:p/>
        </draw:connector>
        <draw:connector draw:style-name="gr3" draw:text-style-name="P2" draw:layer="layout" draw:type="line" svg:x1="5.535cm" svg:y1="4.265cm" svg:x2="5.99cm" svg:y2="4.72cm" draw:start-shape="id24" draw:start-glue-point="9" draw:end-shape="id7" draw:end-glue-point="5" svg:d="M5535 4265l455 455" svg:viewBox="0 0 456 456">
          <text:p/>
        </draw:connector>
        <draw:connector draw:style-name="gr3" draw:text-style-name="P2" draw:layer="layout" draw:type="line" svg:x1="6.17cm" svg:y1="4.9cm" svg:x2="6.625cm" svg:y2="5.355cm" draw:start-shape="id7" draw:start-glue-point="9" draw:end-shape="id64" draw:end-glue-point="5" svg:d="M6170 4900l455 455" svg:viewBox="0 0 456 456">
          <text:p/>
        </draw:connector>
        <draw:connector draw:style-name="gr3" draw:text-style-name="P2" draw:layer="layout" draw:type="line" svg:x1="6.805cm" svg:y1="5.535cm" svg:x2="7.26cm" svg:y2="5.99cm" draw:start-shape="id64" draw:start-glue-point="9" draw:end-shape="id51" draw:end-glue-point="5" svg:d="M6805 5535l455 455" svg:viewBox="0 0 456 456">
          <text:p/>
        </draw:connector>
        <draw:connector draw:style-name="gr3" draw:text-style-name="P2" draw:layer="layout" draw:type="line" svg:x1="6.17cm" svg:y1="3.63cm" svg:x2="6.625cm" svg:y2="4.085cm" draw:start-shape="id38" draw:start-glue-point="9" draw:end-shape="id69" draw:end-glue-point="5" svg:d="M6170 3630l455 455" svg:viewBox="0 0 456 456">
          <text:p/>
        </draw:connector>
        <draw:connector draw:style-name="gr3" draw:text-style-name="P2" draw:layer="layout" draw:type="line" svg:x1="6.805cm" svg:y1="4.265cm" svg:x2="7.26cm" svg:y2="4.72cm" draw:start-shape="id69" draw:start-glue-point="9" draw:end-shape="id65" draw:end-glue-point="5" svg:d="M6805 4265l455 455" svg:viewBox="0 0 456 456">
          <text:p/>
        </draw:connector>
        <draw:connector draw:style-name="gr3" draw:text-style-name="P2" draw:layer="layout" draw:type="line" svg:x1="7.44cm" svg:y1="4.9cm" svg:x2="7.895cm" svg:y2="5.355cm" draw:start-shape="id65" draw:start-glue-point="9" draw:end-shape="id72" draw:end-glue-point="5" svg:d="M7440 4900l455 455" svg:viewBox="0 0 456 456">
          <text:p/>
        </draw:connector>
        <draw:connector draw:style-name="gr3" draw:text-style-name="P2" draw:layer="layout" draw:type="line" svg:x1="7.44cm" svg:y1="6.17cm" svg:x2="7.895cm" svg:y2="6.625cm" draw:start-shape="id51" draw:start-glue-point="9" draw:end-shape="id55" draw:end-glue-point="5" svg:d="M7440 6170l455 455" svg:viewBox="0 0 456 456">
          <text:p/>
        </draw:connector>
        <draw:connector draw:style-name="gr3" draw:text-style-name="P2" draw:layer="layout" draw:type="line" svg:x1="8.075cm" svg:y1="5.535cm" svg:x2="8.53cm" svg:y2="5.99cm" draw:start-shape="id72" draw:start-glue-point="9" draw:end-shape="id56" draw:end-glue-point="5" svg:d="M8075 5535l455 455" svg:viewBox="0 0 456 456">
          <text:p/>
        </draw:connector>
        <draw:connector draw:style-name="gr3" draw:text-style-name="P2" draw:layer="layout" draw:type="line" svg:x1="6.805cm" svg:y1="2.995cm" svg:x2="7.26cm" svg:y2="3.45cm" draw:start-shape="id39" draw:start-glue-point="9" draw:end-shape="id70" draw:end-glue-point="5" svg:d="M6805 2995l455 455" svg:viewBox="0 0 456 456">
          <text:p/>
        </draw:connector>
        <draw:connector draw:style-name="gr3" draw:text-style-name="P2" draw:layer="layout" draw:type="line" svg:x1="7.44cm" svg:y1="3.63cm" svg:x2="7.895cm" svg:y2="4.085cm" draw:start-shape="id70" draw:start-glue-point="9" draw:end-shape="id66" draw:end-glue-point="5" svg:d="M7440 3630l455 455" svg:viewBox="0 0 456 456">
          <text:p/>
        </draw:connector>
        <draw:connector draw:style-name="gr3" draw:text-style-name="P2" draw:layer="layout" draw:type="line" svg:x1="8.075cm" svg:y1="4.265cm" svg:x2="8.53cm" svg:y2="4.72cm" draw:start-shape="id66" draw:start-glue-point="9" draw:end-shape="id73" draw:end-glue-point="5" svg:d="M8075 4265l455 455" svg:viewBox="0 0 456 456">
          <text:p/>
        </draw:connector>
        <draw:connector draw:style-name="gr3" draw:text-style-name="P2" draw:layer="layout" draw:type="line" svg:x1="8.71cm" svg:y1="4.9cm" svg:x2="9.165cm" svg:y2="5.355cm" draw:start-shape="id73" draw:start-glue-point="9" draw:end-shape="id77" draw:end-glue-point="5" svg:d="M8710 4900l455 455" svg:viewBox="0 0 456 456">
          <text:p/>
        </draw:connector>
        <draw:connector draw:style-name="gr3" draw:text-style-name="P2" draw:layer="layout" draw:type="line" svg:x1="9.345cm" svg:y1="5.535cm" svg:x2="9.8cm" svg:y2="5.99cm" draw:start-shape="id77" draw:start-glue-point="9" draw:end-shape="id82" draw:end-glue-point="5" svg:d="M9345 5535l455 455" svg:viewBox="0 0 456 456">
          <text:p/>
        </draw:connector>
        <draw:connector draw:style-name="gr3" draw:text-style-name="P2" draw:layer="layout" draw:type="line" svg:x1="8.71cm" svg:y1="6.17cm" svg:x2="9.165cm" svg:y2="6.625cm" draw:start-shape="id56" draw:start-glue-point="9" draw:end-shape="id60" draw:end-glue-point="5" svg:d="M8710 6170l455 455" svg:viewBox="0 0 456 456">
          <text:p/>
        </draw:connector>
        <draw:connector draw:style-name="gr3" draw:text-style-name="P2" draw:layer="layout" draw:type="line" svg:x1="6.805cm" svg:y1="1.725cm" svg:x2="7.26cm" svg:y2="2.18cm" draw:start-shape="id37" draw:start-glue-point="9" draw:end-shape="id40" draw:end-glue-point="5" svg:d="M6805 1725l455 455" svg:viewBox="0 0 456 456">
          <text:p/>
        </draw:connector>
        <draw:connector draw:style-name="gr3" draw:text-style-name="P2" draw:layer="layout" draw:type="line" svg:x1="7.44cm" svg:y1="2.36cm" svg:x2="7.895cm" svg:y2="2.815cm" draw:start-shape="id40" draw:start-glue-point="9" draw:end-shape="id71" draw:end-glue-point="5" svg:d="M7440 2360l455 455" svg:viewBox="0 0 456 456">
          <text:p/>
        </draw:connector>
        <draw:connector draw:style-name="gr3" draw:text-style-name="P2" draw:layer="layout" draw:type="line" svg:x1="8.075cm" svg:y1="2.995cm" svg:x2="8.53cm" svg:y2="3.45cm" draw:start-shape="id71" draw:start-glue-point="9" draw:end-shape="id67" draw:end-glue-point="5" svg:d="M8075 2995l455 455" svg:viewBox="0 0 456 456">
          <text:p/>
        </draw:connector>
        <draw:connector draw:style-name="gr3" draw:text-style-name="P2" draw:layer="layout" draw:type="line" svg:x1="8.71cm" svg:y1="3.63cm" svg:x2="9.165cm" svg:y2="4.085cm" draw:start-shape="id67" draw:start-glue-point="9" draw:end-shape="id74" draw:end-glue-point="5" svg:d="M8710 3630l455 455" svg:viewBox="0 0 456 456">
          <text:p/>
        </draw:connector>
        <draw:connector draw:style-name="gr3" draw:text-style-name="P2" draw:layer="layout" draw:type="line" svg:x1="9.345cm" svg:y1="4.265cm" svg:x2="9.8cm" svg:y2="4.72cm" draw:start-shape="id74" draw:start-glue-point="9" draw:end-shape="id78" draw:end-glue-point="5" svg:d="M9345 4265l455 455" svg:viewBox="0 0 456 456">
          <text:p/>
        </draw:connector>
        <draw:connector draw:style-name="gr3" draw:text-style-name="P2" draw:layer="layout" draw:type="line" svg:x1="9.98cm" svg:y1="4.9cm" svg:x2="10.435cm" svg:y2="5.355cm" draw:start-shape="id78" draw:start-glue-point="9" draw:end-shape="id83" draw:end-glue-point="5" svg:d="M9980 4900l455 455" svg:viewBox="0 0 456 456">
          <text:p/>
        </draw:connector>
        <draw:connector draw:style-name="gr3" draw:text-style-name="P2" draw:layer="layout" draw:type="line" svg:x1="1.725cm" svg:y1="8.075cm" svg:x2="2.18cm" svg:y2="8.53cm" draw:start-shape="id155" draw:start-glue-point="9" draw:end-shape="id1" draw:end-glue-point="5" svg:d="M1725 8075l455 455" svg:viewBox="0 0 456 456">
          <text:p/>
        </draw:connector>
        <draw:connector draw:style-name="gr3" draw:text-style-name="P2" draw:layer="layout" draw:type="line" svg:x1="1.725cm" svg:y1="6.805cm" svg:x2="2.18cm" svg:y2="7.26cm" draw:start-shape="id13" draw:start-glue-point="9" draw:end-shape="id8" draw:end-glue-point="5" svg:d="M1725 6805l455 455" svg:viewBox="0 0 456 456">
          <text:p/>
        </draw:connector>
        <draw:connector draw:style-name="gr3" draw:text-style-name="P2" draw:layer="layout" draw:type="line" svg:x1="2.36cm" svg:y1="7.44cm" svg:x2="2.815cm" svg:y2="7.895cm" draw:start-shape="id8" draw:start-glue-point="9" draw:end-shape="id2" draw:end-glue-point="5" svg:d="M2360 7440l455 455" svg:viewBox="0 0 456 456">
          <text:p/>
        </draw:connector>
        <draw:connector draw:style-name="gr3" draw:text-style-name="P2" draw:layer="layout" draw:type="line" svg:x1="2.995cm" svg:y1="8.075cm" svg:x2="3.45cm" svg:y2="8.53cm" draw:start-shape="id2" draw:start-glue-point="9" draw:end-shape="id42" draw:end-glue-point="5" svg:d="M2995 8075l455 455" svg:viewBox="0 0 456 456">
          <text:p/>
        </draw:connector>
        <draw:connector draw:style-name="gr3" draw:text-style-name="P2" draw:layer="layout" draw:type="line" svg:x1="2.995cm" svg:y1="6.805cm" svg:x2="3.45cm" svg:y2="7.26cm" draw:start-shape="id9" draw:start-glue-point="9" draw:end-shape="id3" draw:end-glue-point="5" svg:d="M2995 6805l455 455" svg:viewBox="0 0 456 456">
          <text:p/>
        </draw:connector>
        <draw:connector draw:style-name="gr3" draw:text-style-name="P2" draw:layer="layout" draw:type="line" svg:x1="3.63cm" svg:y1="7.44cm" svg:x2="4.085cm" svg:y2="7.895cm" draw:start-shape="id3" draw:start-glue-point="9" draw:end-shape="id43" draw:end-glue-point="5" svg:d="M3630 7440l455 455" svg:viewBox="0 0 456 456">
          <text:p/>
        </draw:connector>
        <draw:connector draw:style-name="gr3" draw:text-style-name="P2" draw:layer="layout" draw:type="line" svg:x1="4.265cm" svg:y1="8.075cm" svg:x2="4.72cm" svg:y2="8.53cm" draw:start-shape="id43" draw:start-glue-point="9" draw:end-shape="id47" draw:end-glue-point="5" svg:d="M4265 8075l455 455" svg:viewBox="0 0 456 456">
          <text:p/>
        </draw:connector>
        <draw:connector draw:style-name="gr3" draw:text-style-name="P2" draw:layer="layout" draw:type="line" svg:x1="4.265cm" svg:y1="6.805cm" svg:x2="4.72cm" svg:y2="7.26cm" draw:start-shape="id4" draw:start-glue-point="9" draw:end-shape="id44" draw:end-glue-point="5" svg:d="M4265 6805l455 455" svg:viewBox="0 0 456 456">
          <text:p/>
        </draw:connector>
        <draw:connector draw:style-name="gr3" draw:text-style-name="P2" draw:layer="layout" draw:type="line" svg:x1="4.9cm" svg:y1="7.44cm" svg:x2="5.355cm" svg:y2="7.895cm" draw:start-shape="id44" draw:start-glue-point="9" draw:end-shape="id48" draw:end-glue-point="5" svg:d="M4900 7440l455 455" svg:viewBox="0 0 456 456">
          <text:p/>
        </draw:connector>
        <draw:connector draw:style-name="gr3" draw:text-style-name="P2" draw:layer="layout" draw:type="line" svg:x1="5.535cm" svg:y1="8.075cm" svg:x2="5.99cm" svg:y2="8.53cm" draw:start-shape="id48" draw:start-glue-point="9" draw:end-shape="id52" draw:end-glue-point="5" svg:d="M5535 8075l455 455" svg:viewBox="0 0 456 456">
          <text:p/>
        </draw:connector>
        <draw:connector draw:style-name="gr3" draw:text-style-name="P2" draw:layer="layout" draw:type="line" svg:x1="5.535cm" svg:y1="6.805cm" svg:x2="5.99cm" svg:y2="7.26cm" draw:start-shape="id45" draw:start-glue-point="9" draw:end-shape="id49" draw:end-glue-point="5" svg:d="M5535 6805l455 455" svg:viewBox="0 0 456 456">
          <text:p/>
        </draw:connector>
        <draw:connector draw:style-name="gr3" draw:text-style-name="P2" draw:layer="layout" draw:type="line" svg:x1="6.17cm" svg:y1="7.44cm" svg:x2="6.625cm" svg:y2="7.895cm" draw:start-shape="id49" draw:start-glue-point="9" draw:end-shape="id53" draw:end-glue-point="5" svg:d="M6170 7440l455 455" svg:viewBox="0 0 456 456">
          <text:p/>
        </draw:connector>
        <draw:connector draw:style-name="gr3" draw:text-style-name="P2" draw:layer="layout" draw:type="line" svg:x1="6.805cm" svg:y1="8.075cm" svg:x2="7.26cm" svg:y2="8.53cm" draw:start-shape="id53" draw:start-glue-point="9" draw:end-shape="id57" draw:end-glue-point="5" svg:d="M6805 8075l455 455" svg:viewBox="0 0 456 456">
          <text:p/>
        </draw:connector>
        <draw:connector draw:style-name="gr3" draw:text-style-name="P2" draw:layer="layout" draw:type="line" svg:x1="6.805cm" svg:y1="6.805cm" svg:x2="7.26cm" svg:y2="7.26cm" draw:start-shape="id50" draw:start-glue-point="9" draw:end-shape="id54" draw:end-glue-point="5" svg:d="M6805 6805l455 455" svg:viewBox="0 0 456 456">
          <text:p/>
        </draw:connector>
        <draw:connector draw:style-name="gr3" draw:text-style-name="P2" draw:layer="layout" draw:type="line" svg:x1="7.44cm" svg:y1="7.44cm" svg:x2="7.895cm" svg:y2="7.895cm" draw:start-shape="id54" draw:start-glue-point="9" draw:end-shape="id58" draw:end-glue-point="5" svg:d="M7440 7440l455 455" svg:viewBox="0 0 456 456">
          <text:p/>
        </draw:connector>
        <draw:connector draw:style-name="gr3" draw:text-style-name="P2" draw:layer="layout" draw:type="line" svg:x1="8.075cm" svg:y1="8.075cm" svg:x2="8.53cm" svg:y2="8.53cm" draw:start-shape="id58" draw:start-glue-point="9" draw:end-shape="id61" draw:end-glue-point="5" svg:d="M8075 8075l455 455" svg:viewBox="0 0 456 456">
          <text:p/>
        </draw:connector>
        <draw:connector draw:style-name="gr3" draw:text-style-name="P2" draw:layer="layout" draw:type="line" svg:x1="8.075cm" svg:y1="6.805cm" svg:x2="8.53cm" svg:y2="7.26cm" draw:start-shape="id55" draw:start-glue-point="9" draw:end-shape="id59" draw:end-glue-point="5" svg:d="M8075 6805l455 455" svg:viewBox="0 0 456 456">
          <text:p/>
        </draw:connector>
        <draw:connector draw:style-name="gr3" draw:text-style-name="P2" draw:layer="layout" draw:type="line" svg:x1="8.71cm" svg:y1="7.44cm" svg:x2="9.165cm" svg:y2="7.895cm" draw:start-shape="id59" draw:start-glue-point="9" draw:end-shape="id62" draw:end-glue-point="5" svg:d="M8710 7440l455 455" svg:viewBox="0 0 456 456">
          <text:p/>
        </draw:connector>
        <draw:connector draw:style-name="gr3" draw:text-style-name="P2" draw:layer="layout" draw:type="line" svg:x1="9.345cm" svg:y1="8.075cm" svg:x2="9.8cm" svg:y2="8.53cm" draw:start-shape="id62" draw:start-glue-point="9" draw:end-shape="id92" draw:end-glue-point="5" svg:d="M9345 8075l455 455" svg:viewBox="0 0 456 456">
          <text:p/>
        </draw:connector>
        <draw:connector draw:style-name="gr3" draw:text-style-name="P2" draw:layer="layout" draw:type="line" svg:x1="9.345cm" svg:y1="6.805cm" svg:x2="9.8cm" svg:y2="7.26cm" draw:start-shape="id60" draw:start-glue-point="9" draw:end-shape="id63" draw:end-glue-point="5" svg:d="M9345 6805l455 455" svg:viewBox="0 0 456 456">
          <text:p/>
        </draw:connector>
        <draw:connector draw:style-name="gr3" draw:text-style-name="P2" draw:layer="layout" draw:type="line" svg:x1="9.98cm" svg:y1="7.44cm" svg:x2="10.435cm" svg:y2="7.895cm" draw:start-shape="id63" draw:start-glue-point="9" draw:end-shape="id93" draw:end-glue-point="5" svg:d="M9980 7440l455 455" svg:viewBox="0 0 456 456">
          <text:p/>
        </draw:connector>
        <draw:connector draw:style-name="gr3" draw:text-style-name="P2" draw:layer="layout" draw:type="line" svg:x1="10.615cm" svg:y1="8.075cm" svg:x2="11.07cm" svg:y2="8.53cm" draw:start-shape="id93" draw:start-glue-point="9" draw:end-shape="id97" draw:end-glue-point="5" svg:d="M10615 8075l455 455" svg:viewBox="0 0 456 456">
          <text:p/>
        </draw:connector>
        <draw:connector draw:style-name="gr3" draw:text-style-name="P2" draw:layer="layout" draw:type="line" svg:x1="9.98cm" svg:y1="6.17cm" svg:x2="10.435cm" svg:y2="6.625cm" draw:start-shape="id82" draw:start-glue-point="9" draw:end-shape="id87" draw:end-glue-point="5" svg:d="M9980 6170l455 455" svg:viewBox="0 0 456 456">
          <text:p/>
        </draw:connector>
        <draw:connector draw:style-name="gr3" draw:text-style-name="P2" draw:layer="layout" draw:type="line" svg:x1="10.615cm" svg:y1="6.805cm" svg:x2="11.07cm" svg:y2="7.26cm" draw:start-shape="id87" draw:start-glue-point="9" draw:end-shape="id94" draw:end-glue-point="5" svg:d="M10615 6805l455 455" svg:viewBox="0 0 456 456">
          <text:p/>
        </draw:connector>
        <draw:connector draw:style-name="gr3" draw:text-style-name="P2" draw:layer="layout" draw:type="line" svg:x1="11.25cm" svg:y1="7.44cm" svg:x2="11.705cm" svg:y2="7.895cm" draw:start-shape="id94" draw:start-glue-point="9" draw:end-shape="id98" draw:end-glue-point="5" svg:d="M11250 7440l455 455" svg:viewBox="0 0 456 456">
          <text:p/>
        </draw:connector>
        <draw:connector draw:style-name="gr3" draw:text-style-name="P2" draw:layer="layout" draw:type="line" svg:x1="11.885cm" svg:y1="8.075cm" svg:x2="12.34cm" svg:y2="8.53cm" draw:start-shape="id98" draw:start-glue-point="9" draw:end-shape="id101" draw:end-glue-point="5" svg:d="M11885 8075l455 455" svg:viewBox="0 0 456 456">
          <text:p/>
        </draw:connector>
        <draw:connector draw:style-name="gr3" draw:text-style-name="P2" draw:layer="layout" draw:type="line" svg:x1="10.615cm" svg:y1="5.535cm" svg:x2="11.07cm" svg:y2="5.99cm" draw:start-shape="id83" draw:start-glue-point="9" draw:end-shape="id88" draw:end-glue-point="5" svg:d="M10615 5535l455 455" svg:viewBox="0 0 456 456">
          <text:p/>
        </draw:connector>
        <draw:connector draw:style-name="gr3" draw:text-style-name="P2" draw:layer="layout" draw:type="line" svg:x1="11.25cm" svg:y1="6.17cm" svg:x2="11.705cm" svg:y2="6.625cm" draw:start-shape="id88" draw:start-glue-point="9" draw:end-shape="id95" draw:end-glue-point="5" svg:d="M11250 6170l455 455" svg:viewBox="0 0 456 456">
          <text:p/>
        </draw:connector>
        <draw:connector draw:style-name="gr3" draw:text-style-name="P2" draw:layer="layout" draw:type="line" svg:x1="11.885cm" svg:y1="6.805cm" svg:x2="12.34cm" svg:y2="7.26cm" draw:start-shape="id95" draw:start-glue-point="9" draw:end-shape="id99" draw:end-glue-point="5" svg:d="M11885 6805l455 455" svg:viewBox="0 0 456 456">
          <text:p/>
        </draw:connector>
        <draw:connector draw:style-name="gr3" draw:text-style-name="P2" draw:layer="layout" draw:type="line" svg:x1="12.52cm" svg:y1="7.44cm" svg:x2="12.975cm" svg:y2="7.895cm" draw:start-shape="id99" draw:start-glue-point="9" draw:end-shape="id102" draw:end-glue-point="5" svg:d="M12520 7440l455 455" svg:viewBox="0 0 456 456">
          <text:p/>
        </draw:connector>
        <draw:connector draw:style-name="gr3" draw:text-style-name="P2" draw:layer="layout" draw:type="line" svg:x1="13.155cm" svg:y1="8.075cm" svg:x2="13.61cm" svg:y2="8.53cm" draw:start-shape="id102" draw:start-glue-point="9" draw:end-shape="id104" draw:end-glue-point="5" svg:d="M13155 8075l455 455" svg:viewBox="0 0 456 456">
          <text:p/>
        </draw:connector>
        <draw:connector draw:style-name="gr3" draw:text-style-name="P2" draw:layer="layout" draw:type="line" svg:x1="8.075cm" svg:y1="1.725cm" svg:x2="8.53cm" svg:y2="2.18cm" draw:start-shape="id41" draw:start-glue-point="9" draw:end-shape="id152" draw:end-glue-point="5" svg:d="M8075 1725l455 455" svg:viewBox="0 0 456 456">
          <text:p/>
        </draw:connector>
        <draw:connector draw:style-name="gr3" draw:text-style-name="P2" draw:layer="layout" draw:type="line" svg:x1="8.71cm" svg:y1="2.36cm" svg:x2="9.165cm" svg:y2="2.815cm" draw:start-shape="id152" draw:start-glue-point="9" draw:end-shape="id68" draw:end-glue-point="5" svg:d="M8710 2360l455 455" svg:viewBox="0 0 456 456">
          <text:p/>
        </draw:connector>
        <draw:connector draw:style-name="gr3" draw:text-style-name="P2" draw:layer="layout" draw:type="line" svg:x1="9.345cm" svg:y1="2.995cm" svg:x2="9.8cm" svg:y2="3.45cm" draw:start-shape="id68" draw:start-glue-point="9" draw:end-shape="id75" draw:end-glue-point="5" svg:d="M9345 2995l455 455" svg:viewBox="0 0 456 456">
          <text:p/>
        </draw:connector>
        <draw:connector draw:style-name="gr3" draw:text-style-name="P2" draw:layer="layout" draw:type="line" svg:x1="9.98cm" svg:y1="3.63cm" svg:x2="10.435cm" svg:y2="4.085cm" draw:start-shape="id75" draw:start-glue-point="9" draw:end-shape="id79" draw:end-glue-point="5" svg:d="M9980 3630l455 455" svg:viewBox="0 0 456 456">
          <text:p/>
        </draw:connector>
        <draw:connector draw:style-name="gr3" draw:text-style-name="P2" draw:layer="layout" draw:type="line" svg:x1="10.615cm" svg:y1="4.265cm" svg:x2="11.07cm" svg:y2="4.72cm" draw:start-shape="id79" draw:start-glue-point="9" draw:end-shape="id84" draw:end-glue-point="5" svg:d="M10615 4265l455 455" svg:viewBox="0 0 456 456">
          <text:p/>
        </draw:connector>
        <draw:connector draw:style-name="gr3" draw:text-style-name="P2" draw:layer="layout" draw:type="line" svg:x1="11.25cm" svg:y1="4.9cm" svg:x2="11.705cm" svg:y2="5.355cm" draw:start-shape="id84" draw:start-glue-point="9" draw:end-shape="id89" draw:end-glue-point="5" svg:d="M11250 4900l455 455" svg:viewBox="0 0 456 456">
          <text:p/>
        </draw:connector>
        <draw:connector draw:style-name="gr3" draw:text-style-name="P2" draw:layer="layout" draw:type="line" svg:x1="11.885cm" svg:y1="5.535cm" svg:x2="12.34cm" svg:y2="5.99cm" draw:start-shape="id89" draw:start-glue-point="9" draw:end-shape="id96" draw:end-glue-point="5" svg:d="M11885 5535l455 455" svg:viewBox="0 0 456 456">
          <text:p/>
        </draw:connector>
        <draw:connector draw:style-name="gr3" draw:text-style-name="P2" draw:layer="layout" draw:type="line" svg:x1="12.52cm" svg:y1="6.17cm" svg:x2="12.975cm" svg:y2="6.625cm" draw:start-shape="id96" draw:start-glue-point="9" draw:end-shape="id100" draw:end-glue-point="5" svg:d="M12520 6170l455 455" svg:viewBox="0 0 456 456">
          <text:p/>
        </draw:connector>
        <draw:connector draw:style-name="gr3" draw:text-style-name="P2" draw:layer="layout" draw:type="line" svg:x1="9.345cm" svg:y1="1.725cm" svg:x2="9.8cm" svg:y2="2.18cm" draw:start-shape="id153" draw:start-glue-point="9" draw:end-shape="id151" draw:end-glue-point="5" svg:d="M9345 1725l455 455" svg:viewBox="0 0 456 456">
          <text:p/>
        </draw:connector>
        <draw:connector draw:style-name="gr3" draw:text-style-name="P2" draw:layer="layout" draw:type="line" svg:x1="9.98cm" svg:y1="2.36cm" svg:x2="10.435cm" svg:y2="2.815cm" draw:start-shape="id151" draw:start-glue-point="9" draw:end-shape="id76" draw:end-glue-point="5" svg:d="M9980 2360l455 455" svg:viewBox="0 0 456 456">
          <text:p/>
        </draw:connector>
        <draw:connector draw:style-name="gr3" draw:text-style-name="P2" draw:layer="layout" draw:type="line" svg:x1="10.615cm" svg:y1="2.995cm" svg:x2="11.07cm" svg:y2="3.45cm" draw:start-shape="id76" draw:start-glue-point="9" draw:end-shape="id80" draw:end-glue-point="5" svg:d="M10615 2995l455 455" svg:viewBox="0 0 456 456">
          <text:p/>
        </draw:connector>
        <draw:connector draw:style-name="gr3" draw:text-style-name="P2" draw:layer="layout" draw:type="line" svg:x1="11.25cm" svg:y1="3.63cm" svg:x2="11.705cm" svg:y2="4.085cm" draw:start-shape="id80" draw:start-glue-point="9" draw:end-shape="id85" draw:end-glue-point="5" svg:d="M11250 3630l455 455" svg:viewBox="0 0 456 456">
          <text:p/>
        </draw:connector>
        <draw:connector draw:style-name="gr3" draw:text-style-name="P2" draw:layer="layout" draw:type="line" svg:x1="11.885cm" svg:y1="4.265cm" svg:x2="12.34cm" svg:y2="4.72cm" draw:start-shape="id85" draw:start-glue-point="9" draw:end-shape="id90" draw:end-glue-point="5" svg:d="M11885 4265l455 455" svg:viewBox="0 0 456 456">
          <text:p/>
        </draw:connector>
        <draw:connector draw:style-name="gr3" draw:text-style-name="P2" draw:layer="layout" draw:type="line" svg:x1="12.52cm" svg:y1="4.9cm" svg:x2="12.975cm" svg:y2="5.355cm" draw:start-shape="id90" draw:start-glue-point="9" draw:end-shape="id127" draw:end-glue-point="5" svg:d="M12520 4900l455 455" svg:viewBox="0 0 456 456">
          <text:p/>
        </draw:connector>
        <draw:connector draw:style-name="gr3" draw:text-style-name="P2" draw:layer="layout" draw:type="line" svg:x1="13.155cm" svg:y1="5.535cm" svg:x2="13.61cm" svg:y2="5.99cm" draw:start-shape="id127" draw:start-glue-point="9" draw:end-shape="id123" draw:end-glue-point="5" svg:d="M13155 5535l455 455" svg:viewBox="0 0 456 456">
          <text:p/>
        </draw:connector>
        <draw:connector draw:style-name="gr3" draw:text-style-name="P2" draw:layer="layout" draw:type="line" svg:x1="13.79cm" svg:y1="6.17cm" svg:x2="14.245cm" svg:y2="6.625cm" draw:start-shape="id123" draw:start-glue-point="9" draw:end-shape="id119" draw:end-glue-point="5" svg:d="M13790 6170l455 455" svg:viewBox="0 0 456 456">
          <text:p/>
        </draw:connector>
        <draw:connector draw:style-name="gr3" draw:text-style-name="P2" draw:layer="layout" draw:type="line" svg:x1="10.615cm" svg:y1="1.725cm" svg:x2="11.07cm" svg:y2="2.18cm" draw:start-shape="id150" draw:start-glue-point="9" draw:end-shape="id148" draw:end-glue-point="5" svg:d="M10615 1725l455 455" svg:viewBox="0 0 456 456">
          <text:p/>
        </draw:connector>
        <draw:connector draw:style-name="gr3" draw:text-style-name="P2" draw:layer="layout" draw:type="line" svg:x1="11.25cm" svg:y1="2.36cm" svg:x2="11.705cm" svg:y2="2.815cm" draw:start-shape="id148" draw:start-glue-point="9" draw:end-shape="id81" draw:end-glue-point="5" svg:d="M11250 2360l455 455" svg:viewBox="0 0 456 456">
          <text:p/>
        </draw:connector>
        <draw:connector draw:style-name="gr3" draw:text-style-name="P2" draw:layer="layout" draw:type="line" svg:x1="11.885cm" svg:y1="2.995cm" svg:x2="12.34cm" svg:y2="3.45cm" draw:start-shape="id81" draw:start-glue-point="9" draw:end-shape="id86" draw:end-glue-point="5" svg:d="M11885 2995l455 455" svg:viewBox="0 0 456 456">
          <text:p/>
        </draw:connector>
        <draw:connector draw:style-name="gr3" draw:text-style-name="P2" draw:layer="layout" draw:type="line" svg:x1="12.52cm" svg:y1="3.63cm" svg:x2="12.975cm" svg:y2="4.085cm" draw:start-shape="id86" draw:start-glue-point="9" draw:end-shape="id91" draw:end-glue-point="5" svg:d="M12520 3630l455 455" svg:viewBox="0 0 456 456">
          <text:p/>
        </draw:connector>
        <draw:connector draw:style-name="gr3" draw:text-style-name="P2" draw:layer="layout" draw:type="line" svg:x1="13.155cm" svg:y1="4.265cm" svg:x2="13.61cm" svg:y2="4.72cm" draw:start-shape="id91" draw:start-glue-point="9" draw:end-shape="id128" draw:end-glue-point="5" svg:d="M13155 4265l455 455" svg:viewBox="0 0 456 456">
          <text:p/>
        </draw:connector>
        <draw:connector draw:style-name="gr3" draw:text-style-name="P2" draw:layer="layout" draw:type="line" svg:x1="13.79cm" svg:y1="4.9cm" svg:x2="14.245cm" svg:y2="5.355cm" draw:start-shape="id128" draw:start-glue-point="9" draw:end-shape="id124" draw:end-glue-point="5" svg:d="M13790 4900l455 455" svg:viewBox="0 0 456 456">
          <text:p/>
        </draw:connector>
        <draw:connector draw:style-name="gr3" draw:text-style-name="P2" draw:layer="layout" draw:type="line" svg:x1="14.425cm" svg:y1="5.535cm" svg:x2="14.88cm" svg:y2="5.99cm" draw:start-shape="id124" draw:start-glue-point="9" draw:end-shape="id120" draw:end-glue-point="5" svg:d="M14425 5535l455 455" svg:viewBox="0 0 456 456">
          <text:p/>
        </draw:connector>
        <draw:connector draw:style-name="gr3" draw:text-style-name="P2" draw:layer="layout" draw:type="line" svg:x1="15.06cm" svg:y1="6.17cm" svg:x2="15.515cm" svg:y2="6.625cm" draw:start-shape="id120" draw:start-glue-point="9" draw:end-shape="id107" draw:end-glue-point="5" svg:d="M15060 6170l455 455" svg:viewBox="0 0 456 456">
          <text:p/>
        </draw:connector>
        <draw:connector draw:style-name="gr3" draw:text-style-name="P2" draw:layer="layout" draw:type="line" svg:x1="11.885cm" svg:y1="1.725cm" svg:x2="12.34cm" svg:y2="2.18cm" draw:start-shape="id149" draw:start-glue-point="9" draw:end-shape="id147" draw:end-glue-point="5" svg:d="M11885 1725l455 455" svg:viewBox="0 0 456 456">
          <text:p/>
        </draw:connector>
        <draw:connector draw:style-name="gr3" draw:text-style-name="P2" draw:layer="layout" draw:type="line" svg:x1="12.52cm" svg:y1="2.36cm" svg:x2="12.975cm" svg:y2="2.815cm" draw:start-shape="id147" draw:start-glue-point="9" draw:end-shape="id143" draw:end-glue-point="5" svg:d="M12520 2360l455 455" svg:viewBox="0 0 456 456">
          <text:p/>
        </draw:connector>
        <draw:connector draw:style-name="gr3" draw:text-style-name="P2" draw:layer="layout" draw:type="line" svg:x1="13.155cm" svg:y1="2.995cm" svg:x2="13.61cm" svg:y2="3.45cm" draw:start-shape="id143" draw:start-glue-point="9" draw:end-shape="id130" draw:end-glue-point="5" svg:d="M13155 2995l455 455" svg:viewBox="0 0 456 456">
          <text:p/>
        </draw:connector>
        <draw:connector draw:style-name="gr3" draw:text-style-name="P2" draw:layer="layout" draw:type="line" svg:x1="13.79cm" svg:y1="3.63cm" svg:x2="14.245cm" svg:y2="4.085cm" draw:start-shape="id130" draw:start-glue-point="9" draw:end-shape="id129" draw:end-glue-point="5" svg:d="M13790 3630l455 455" svg:viewBox="0 0 456 456">
          <text:p/>
        </draw:connector>
        <draw:connector draw:style-name="gr3" draw:text-style-name="P2" draw:layer="layout" draw:type="line" svg:x1="14.425cm" svg:y1="4.265cm" svg:x2="14.88cm" svg:y2="4.72cm" draw:start-shape="id129" draw:start-glue-point="9" draw:end-shape="id125" draw:end-glue-point="5" svg:d="M14425 4265l455 455" svg:viewBox="0 0 456 456">
          <text:p/>
        </draw:connector>
        <draw:connector draw:style-name="gr3" draw:text-style-name="P2" draw:layer="layout" draw:type="line" svg:x1="15.06cm" svg:y1="4.9cm" svg:x2="15.515cm" svg:y2="5.355cm" draw:start-shape="id125" draw:start-glue-point="9" draw:end-shape="id121" draw:end-glue-point="5" svg:d="M15060 4900l455 455" svg:viewBox="0 0 456 456">
          <text:p/>
        </draw:connector>
        <draw:connector draw:style-name="gr3" draw:text-style-name="P2" draw:layer="layout" draw:type="line" svg:x1="13.155cm" svg:y1="1.725cm" svg:x2="13.61cm" svg:y2="2.18cm" draw:start-shape="id146" draw:start-glue-point="9" draw:end-shape="id144" draw:end-glue-point="5" svg:d="M13155 1725l455 455" svg:viewBox="0 0 456 456">
          <text:p/>
        </draw:connector>
        <draw:connector draw:style-name="gr3" draw:text-style-name="P2" draw:layer="layout" draw:type="line" svg:x1="13.79cm" svg:y1="2.36cm" svg:x2="14.245cm" svg:y2="2.815cm" draw:start-shape="id144" draw:start-glue-point="9" draw:end-shape="id142" draw:end-glue-point="5" svg:d="M13790 2360l455 455" svg:viewBox="0 0 456 456">
          <text:p/>
        </draw:connector>
        <draw:connector draw:style-name="gr3" draw:text-style-name="P2" draw:layer="layout" draw:type="line" svg:x1="14.425cm" svg:y1="2.995cm" svg:x2="14.88cm" svg:y2="3.45cm" draw:start-shape="id142" draw:start-glue-point="9" draw:end-shape="id131" draw:end-glue-point="5" svg:d="M14425 2995l455 455" svg:viewBox="0 0 456 456">
          <text:p/>
        </draw:connector>
        <draw:connector draw:style-name="gr3" draw:text-style-name="P2" draw:layer="layout" draw:type="line" svg:x1="13.155cm" svg:y1="6.805cm" svg:x2="13.61cm" svg:y2="7.26cm" draw:start-shape="id100" draw:start-glue-point="9" draw:end-shape="id103" draw:end-glue-point="5" svg:d="M13155 6805l455 455" svg:viewBox="0 0 456 456">
          <text:p/>
        </draw:connector>
        <draw:connector draw:style-name="gr3" draw:text-style-name="P2" draw:layer="layout" draw:type="line" svg:x1="13.79cm" svg:y1="7.44cm" svg:x2="14.245cm" svg:y2="7.895cm" draw:start-shape="id103" draw:start-glue-point="9" draw:end-shape="id105" draw:end-glue-point="5" svg:d="M13790 7440l455 455" svg:viewBox="0 0 456 456">
          <text:p/>
        </draw:connector>
        <draw:connector draw:style-name="gr3" draw:text-style-name="P2" draw:layer="layout" draw:type="line" svg:x1="14.425cm" svg:y1="8.075cm" svg:x2="14.88cm" svg:y2="8.53cm" draw:start-shape="id105" draw:start-glue-point="9" draw:end-shape="id111" draw:end-glue-point="5" svg:d="M14425 8075l455 455" svg:viewBox="0 0 456 456">
          <text:p/>
        </draw:connector>
        <draw:connector draw:style-name="gr3" draw:text-style-name="P2" draw:layer="layout" draw:type="line" svg:x1="14.425cm" svg:y1="6.805cm" svg:x2="14.88cm" svg:y2="7.26cm" draw:start-shape="id119" draw:start-glue-point="9" draw:end-shape="id106" draw:end-glue-point="5" svg:d="M14425 6805l455 455" svg:viewBox="0 0 456 456">
          <text:p/>
        </draw:connector>
        <draw:connector draw:style-name="gr3" draw:text-style-name="P2" draw:layer="layout" draw:type="line" svg:x1="15.06cm" svg:y1="7.44cm" svg:x2="15.515cm" svg:y2="7.895cm" draw:start-shape="id106" draw:start-glue-point="9" draw:end-shape="id112" draw:end-glue-point="5" svg:d="M15060 7440l455 455" svg:viewBox="0 0 456 456">
          <text:p/>
        </draw:connector>
        <draw:connector draw:style-name="gr3" draw:text-style-name="P2" draw:layer="layout" draw:type="line" svg:x1="15.695cm" svg:y1="8.075cm" svg:x2="16.15cm" svg:y2="8.53cm" draw:start-shape="id112" draw:start-glue-point="9" draw:end-shape="id116" draw:end-glue-point="5" svg:d="M15695 8075l455 455" svg:viewBox="0 0 456 456">
          <text:p/>
        </draw:connector>
        <draw:connector draw:style-name="gr3" draw:text-style-name="P2" draw:layer="layout" draw:type="line" svg:x1="15.695cm" svg:y1="6.805cm" svg:x2="16.15cm" svg:y2="7.26cm" draw:start-shape="id107" draw:start-glue-point="9" draw:end-shape="id113" draw:end-glue-point="5" svg:d="M15695 6805l455 455" svg:viewBox="0 0 456 456">
          <text:p/>
        </draw:connector>
        <draw:connector draw:style-name="gr3" draw:text-style-name="P2" draw:layer="layout" draw:type="line" svg:x1="16.33cm" svg:y1="7.44cm" svg:x2="16.785cm" svg:y2="7.895cm" draw:start-shape="id113" draw:start-glue-point="9" draw:end-shape="id117" draw:end-glue-point="5" svg:d="M16330 7440l455 455" svg:viewBox="0 0 456 456">
          <text:p/>
        </draw:connector>
        <draw:connector draw:style-name="gr3" draw:text-style-name="P2" draw:layer="layout" draw:type="line" svg:x1="16.965cm" svg:y1="8.075cm" svg:x2="17.42cm" svg:y2="8.53cm" draw:start-shape="id117" draw:start-glue-point="9" draw:end-shape="id156" draw:end-glue-point="5" svg:d="M16965 8075l455 455" svg:viewBox="0 0 456 456">
          <text:p/>
        </draw:connector>
        <draw:connector draw:style-name="gr3" draw:text-style-name="P2" draw:layer="layout" draw:type="line" svg:x1="17.42cm" svg:y1="7.26cm" svg:x2="16.965cm" svg:y2="6.805cm" draw:start-shape="id118" draw:start-glue-point="5" draw:end-shape="id114" draw:end-glue-point="9" svg:d="M17420 7260l-455-455" svg:viewBox="0 0 456 456">
          <text:p/>
        </draw:connector>
        <draw:connector draw:style-name="gr3" draw:text-style-name="P2" draw:layer="layout" draw:type="line" svg:x1="15.695cm" svg:y1="5.535cm" svg:x2="16.15cm" svg:y2="5.99cm" draw:start-shape="id121" draw:start-glue-point="9" draw:end-shape="id108" draw:end-glue-point="5" svg:d="M15695 5535l455 455" svg:viewBox="0 0 456 456">
          <text:p/>
        </draw:connector>
        <draw:connector draw:style-name="gr3" draw:text-style-name="P2" draw:layer="layout" draw:type="line" svg:x1="16.33cm" svg:y1="6.17cm" svg:x2="16.785cm" svg:y2="6.625cm" draw:start-shape="id108" draw:start-glue-point="9" draw:end-shape="id114" draw:end-glue-point="5" svg:d="M16330 6170l455 455" svg:viewBox="0 0 456 456">
          <text:p/>
        </draw:connector>
        <draw:connector draw:style-name="gr3" draw:text-style-name="P2" draw:layer="layout" draw:type="line" svg:x1="17.42cm" svg:y1="5.99cm" svg:x2="16.965cm" svg:y2="5.535cm" draw:start-shape="id115" draw:start-glue-point="5" draw:end-shape="id109" draw:end-glue-point="9" svg:d="M17420 5990l-455-455" svg:viewBox="0 0 456 456">
          <text:p/>
        </draw:connector>
        <draw:connector draw:style-name="gr3" draw:text-style-name="P2" draw:layer="layout" draw:type="line" svg:x1="16.785cm" svg:y1="5.355cm" svg:x2="16.33cm" svg:y2="4.9cm" draw:start-shape="id109" draw:start-glue-point="5" draw:end-shape="id122" draw:end-glue-point="9" svg:d="M16785 5355l-455-455" svg:viewBox="0 0 456 456">
          <text:p/>
        </draw:connector>
        <draw:connector draw:style-name="gr3" draw:text-style-name="P2" draw:layer="layout" draw:type="line" svg:x1="16.15cm" svg:y1="4.72cm" svg:x2="15.695cm" svg:y2="4.265cm" draw:start-shape="id122" draw:start-glue-point="5" draw:end-shape="id126" draw:end-glue-point="9" svg:d="M16150 4720l-455-455" svg:viewBox="0 0 456 456">
          <text:p/>
        </draw:connector>
        <draw:connector draw:style-name="gr3" draw:text-style-name="P2" draw:layer="layout" draw:type="line" svg:x1="15.515cm" svg:y1="4.085cm" svg:x2="15.06cm" svg:y2="3.63cm" draw:start-shape="id126" draw:start-glue-point="5" draw:end-shape="id131" draw:end-glue-point="9" svg:d="M15515 4085l-455-455" svg:viewBox="0 0 456 456">
          <text:p/>
        </draw:connector>
        <draw:connector draw:style-name="gr3" draw:text-style-name="P2" draw:layer="layout" draw:type="line" svg:x1="17.42cm" svg:y1="4.72cm" svg:x2="16.965cm" svg:y2="4.265cm" draw:start-shape="id110" draw:start-glue-point="5" draw:end-shape="id136" draw:end-glue-point="9" svg:d="M17420 4720l-455-455" svg:viewBox="0 0 456 456">
          <text:p/>
        </draw:connector>
        <draw:connector draw:style-name="gr3" draw:text-style-name="P2" draw:layer="layout" draw:type="line" svg:x1="16.785cm" svg:y1="4.085cm" svg:x2="16.33cm" svg:y2="3.63cm" draw:start-shape="id136" draw:start-glue-point="5" draw:end-shape="id135" draw:end-glue-point="9" svg:d="M16785 4085l-455-455" svg:viewBox="0 0 456 456">
          <text:p/>
        </draw:connector>
        <draw:connector draw:style-name="gr3" draw:text-style-name="P2" draw:layer="layout" draw:type="line" svg:x1="16.15cm" svg:y1="3.45cm" svg:x2="15.695cm" svg:y2="2.995cm" draw:start-shape="id135" draw:start-glue-point="5" draw:end-shape="id132" draw:end-glue-point="9" svg:d="M16150 3450l-455-455" svg:viewBox="0 0 456 456">
          <text:p/>
        </draw:connector>
        <draw:connector draw:style-name="gr3" draw:text-style-name="P2" draw:layer="layout" draw:type="line" svg:x1="15.515cm" svg:y1="2.815cm" svg:x2="15.06cm" svg:y2="2.36cm" draw:start-shape="id132" draw:start-glue-point="5" draw:end-shape="id141" draw:end-glue-point="9" svg:d="M15515 2815l-455-455" svg:viewBox="0 0 456 456">
          <text:p/>
        </draw:connector>
        <draw:connector draw:style-name="gr3" draw:text-style-name="P2" draw:layer="layout" draw:type="line" svg:x1="17.42cm" svg:y1="3.45cm" svg:x2="16.965cm" svg:y2="2.995cm" draw:start-shape="id138" draw:start-glue-point="5" draw:end-shape="id137" draw:end-glue-point="9" svg:d="M17420 3450l-455-455" svg:viewBox="0 0 456 456">
          <text:p/>
        </draw:connector>
        <draw:connector draw:style-name="gr3" draw:text-style-name="P2" draw:layer="layout" draw:type="line" svg:x1="16.785cm" svg:y1="2.815cm" svg:x2="16.33cm" svg:y2="2.36cm" draw:start-shape="id137" draw:start-glue-point="5" draw:end-shape="id133" draw:end-glue-point="9" svg:d="M16785 2815l-455-455" svg:viewBox="0 0 456 456">
          <text:p/>
        </draw:connector>
        <draw:connector draw:style-name="gr3" draw:text-style-name="P2" draw:layer="layout" draw:type="line" svg:x1="16.965cm" svg:y1="1.725cm" svg:x2="17.42cm" svg:y2="2.18cm" draw:start-shape="id134" draw:start-glue-point="9" draw:end-shape="id139" draw:end-glue-point="5" svg:d="M16965 1725l455 455" svg:viewBox="0 0 456 456">
          <text:p/>
        </draw:connector>
        <draw:connector draw:style-name="gr3" draw:text-style-name="P2" draw:layer="layout" draw:type="line" svg:x1="15.695cm" svg:y1="1.725cm" svg:x2="16.15cm" svg:y2="2.18cm" draw:start-shape="id140" draw:start-glue-point="9" draw:end-shape="id133" draw:end-glue-point="5" svg:d="M15695 1725l455 455" svg:viewBox="0 0 456 456">
          <text:p/>
        </draw:connector>
        <draw:connector draw:style-name="gr3" draw:text-style-name="P2" draw:layer="layout" draw:type="line" svg:x1="14.425cm" svg:y1="1.725cm" svg:x2="14.88cm" svg:y2="2.18cm" draw:start-shape="id145" draw:start-glue-point="9" draw:end-shape="id141" draw:end-glue-point="5" svg:d="M14425 1725l455 455" svg:viewBox="0 0 456 456">
          <text:p/>
        </draw:connector>
        <draw:connector draw:style-name="gr2" draw:text-style-name="P2" draw:layer="layout" draw:type="line" svg:x1="2.18cm" svg:y1="7.44cm" svg:x2="1.725cm" svg:y2="7.895cm" draw:start-shape="id8" draw:start-glue-point="7" draw:end-shape="id155" draw:end-glue-point="11" svg:d="M2180 7440l-455 455" svg:viewBox="0 0 456 456">
          <text:p/>
        </draw:connector>
        <draw:custom-shape draw:style-name="gr4" draw:text-style-name="P3" xml:id="id182" draw:id="id182" draw:layer="layout" svg:width="0.127cm" svg:height="0.127cm" svg:x="1.57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1" draw:id="id181" draw:layer="layout" svg:width="0.127cm" svg:height="0.127cm" svg:x="2.84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0" draw:id="id180" draw:layer="layout" svg:width="0.127cm" svg:height="0.127cm" svg:x="4.11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9" draw:id="id179" draw:layer="layout" svg:width="0.127cm" svg:height="0.127cm" svg:x="5.38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8" draw:id="id178" draw:layer="layout" svg:width="0.127cm" svg:height="0.127cm" svg:x="6.65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7" draw:id="id177" draw:layer="layout" svg:width="0.127cm" svg:height="0.127cm" svg:x="7.92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6" draw:id="id176" draw:layer="layout" svg:width="0.127cm" svg:height="0.127cm" svg:x="9.19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5" draw:id="id175" draw:layer="layout" svg:width="0.127cm" svg:height="0.127cm" svg:x="10.46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4" draw:id="id174" draw:layer="layout" svg:width="0.127cm" svg:height="0.127cm" svg:x="11.73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3" draw:id="id173" draw:layer="layout" svg:width="0.127cm" svg:height="0.127cm" svg:x="13.00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2" draw:id="id172" draw:layer="layout" svg:width="0.127cm" svg:height="0.127cm" svg:x="14.27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1" draw:id="id171" draw:layer="layout" svg:width="0.127cm" svg:height="0.127cm" svg:x="15.54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0" draw:id="id170" draw:layer="layout" svg:width="0.127cm" svg:height="0.127cm" svg:x="16.81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3" draw:id="id183" draw:layer="layout" svg:width="0.127cm" svg:height="0.127cm" svg:x="18.08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7" draw:id="id157" draw:layer="layout" svg:width="0.127cm" svg:height="0.127cm" svg:x="2.2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8" draw:id="id158" draw:layer="layout" svg:width="0.127cm" svg:height="0.127cm" svg:x="3.47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9" draw:id="id159" draw:layer="layout" svg:width="0.127cm" svg:height="0.127cm" svg:x="4.74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0" draw:id="id160" draw:layer="layout" svg:width="0.127cm" svg:height="0.127cm" svg:x="6.0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1" draw:id="id161" draw:layer="layout" svg:width="0.127cm" svg:height="0.127cm" svg:x="7.28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2" draw:id="id162" draw:layer="layout" svg:width="0.127cm" svg:height="0.127cm" svg:x="8.55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3" draw:id="id163" draw:layer="layout" svg:width="0.127cm" svg:height="0.127cm" svg:x="9.82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4" draw:id="id164" draw:layer="layout" svg:width="0.127cm" svg:height="0.127cm" svg:x="11.09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5" draw:id="id165" draw:layer="layout" svg:width="0.127cm" svg:height="0.127cm" svg:x="12.36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6" draw:id="id166" draw:layer="layout" svg:width="0.127cm" svg:height="0.127cm" svg:x="13.63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7" draw:id="id167" draw:layer="layout" svg:width="0.127cm" svg:height="0.127cm" svg:x="14.9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8" draw:id="id168" draw:layer="layout" svg:width="0.127cm" svg:height="0.127cm" svg:x="16.17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9" draw:id="id169" draw:layer="layout" svg:width="0.127cm" svg:height="0.127cm" svg:x="17.44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18.7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224cm" svg:y1="1.045cm" svg:x2="1.725cm" svg:y2="1.545cm" draw:start-shape="id157" draw:start-glue-point="7" draw:end-shape="id154" draw:end-glue-point="11" svg:d="M2224 1045l-499 500" svg:viewBox="0 0 500 501">
          <text:p/>
        </draw:connector>
        <draw:connector draw:style-name="gr2" draw:text-style-name="P2" draw:layer="layout" draw:type="line" svg:x1="3.494cm" svg:y1="1.045cm" svg:x2="2.995cm" svg:y2="1.545cm" draw:start-shape="id158" draw:start-glue-point="7" draw:end-shape="id31" draw:end-glue-point="11" svg:d="M3494 1045l-499 500" svg:viewBox="0 0 500 501">
          <text:p/>
        </draw:connector>
        <draw:connector draw:style-name="gr2" draw:text-style-name="P2" draw:layer="layout" draw:type="line" svg:x1="4.265cm" svg:y1="1.545cm" svg:x2="4.764cm" svg:y2="1.045cm" draw:start-shape="id32" draw:start-glue-point="11" draw:end-shape="id159" draw:end-glue-point="7" svg:d="M4265 1545l499-500" svg:viewBox="0 0 500 501">
          <text:p/>
        </draw:connector>
        <draw:connector draw:style-name="gr2" draw:text-style-name="P2" draw:layer="layout" draw:type="line" svg:x1="5.535cm" svg:y1="1.545cm" svg:x2="6.034cm" svg:y2="1.045cm" draw:start-shape="id34" draw:start-glue-point="11" draw:end-shape="id160" draw:end-glue-point="7" svg:d="M5535 1545l499-500" svg:viewBox="0 0 500 501">
          <text:p/>
        </draw:connector>
        <draw:connector draw:style-name="gr2" draw:text-style-name="P2" draw:layer="layout" draw:type="line" svg:x1="6.805cm" svg:y1="1.545cm" svg:x2="7.304cm" svg:y2="1.045cm" draw:start-shape="id37" draw:start-glue-point="11" draw:end-shape="id161" draw:end-glue-point="7" svg:d="M6805 1545l499-500" svg:viewBox="0 0 500 501">
          <text:p/>
        </draw:connector>
        <draw:connector draw:style-name="gr2" draw:text-style-name="P2" draw:layer="layout" draw:type="line" svg:x1="8.075cm" svg:y1="1.545cm" svg:x2="8.574cm" svg:y2="1.045cm" draw:start-shape="id41" draw:start-glue-point="11" draw:end-shape="id162" draw:end-glue-point="7" svg:d="M8075 1545l499-500" svg:viewBox="0 0 500 501">
          <text:p/>
        </draw:connector>
        <draw:connector draw:style-name="gr2" draw:text-style-name="P2" draw:layer="layout" draw:type="line" svg:x1="9.345cm" svg:y1="1.545cm" svg:x2="9.844cm" svg:y2="1.045cm" draw:start-shape="id153" draw:start-glue-point="11" draw:end-shape="id163" draw:end-glue-point="7" svg:d="M9345 1545l499-500" svg:viewBox="0 0 500 501">
          <text:p/>
        </draw:connector>
        <draw:connector draw:style-name="gr2" draw:text-style-name="P2" draw:layer="layout" draw:type="line" svg:x1="10.615cm" svg:y1="1.545cm" svg:x2="11.114cm" svg:y2="1.045cm" draw:start-shape="id150" draw:start-glue-point="11" draw:end-shape="id164" draw:end-glue-point="7" svg:d="M10615 1545l499-500" svg:viewBox="0 0 500 501">
          <text:p/>
        </draw:connector>
        <draw:connector draw:style-name="gr2" draw:text-style-name="P2" draw:layer="layout" draw:type="line" svg:x1="11.885cm" svg:y1="1.545cm" svg:x2="12.384cm" svg:y2="1.045cm" draw:start-shape="id149" draw:start-glue-point="11" draw:end-shape="id165" draw:end-glue-point="7" svg:d="M11885 1545l499-500" svg:viewBox="0 0 500 501">
          <text:p/>
        </draw:connector>
        <draw:connector draw:style-name="gr2" draw:text-style-name="P2" draw:layer="layout" draw:type="line" svg:x1="13.155cm" svg:y1="1.545cm" svg:x2="13.654cm" svg:y2="1.045cm" draw:start-shape="id146" draw:start-glue-point="11" draw:end-shape="id166" draw:end-glue-point="7" svg:d="M13155 1545l499-500" svg:viewBox="0 0 500 501">
          <text:p/>
        </draw:connector>
        <draw:connector draw:style-name="gr2" draw:text-style-name="P2" draw:layer="layout" draw:type="line" svg:x1="14.425cm" svg:y1="1.545cm" svg:x2="14.924cm" svg:y2="1.045cm" draw:start-shape="id145" draw:start-glue-point="11" draw:end-shape="id167" draw:end-glue-point="7" svg:d="M14425 1545l499-500" svg:viewBox="0 0 500 501">
          <text:p/>
        </draw:connector>
        <draw:connector draw:style-name="gr2" draw:text-style-name="P2" draw:layer="layout" draw:type="line" svg:x1="15.695cm" svg:y1="1.545cm" svg:x2="16.194cm" svg:y2="1.045cm" draw:start-shape="id140" draw:start-glue-point="11" draw:end-shape="id168" draw:end-glue-point="7" svg:d="M15695 1545l499-500" svg:viewBox="0 0 500 501">
          <text:p/>
        </draw:connector>
        <draw:connector draw:style-name="gr2" draw:text-style-name="P2" draw:layer="layout" draw:type="line" svg:x1="16.965cm" svg:y1="1.545cm" svg:x2="17.464cm" svg:y2="1.045cm" draw:start-shape="id134" draw:start-glue-point="11" draw:end-shape="id169" draw:end-glue-point="7" svg:d="M16965 1545l499-500" svg:viewBox="0 0 500 501">
          <text:p/>
        </draw:connector>
        <draw:connector draw:style-name="gr2" draw:text-style-name="P2" draw:layer="layout" draw:type="line" svg:x1="17.42cm" svg:y1="8.71cm" svg:x2="16.92cm" svg:y2="9.209cm" draw:start-shape="id156" draw:start-glue-point="7" draw:end-shape="id170" draw:end-glue-point="11" svg:d="M17420 8710l-500 499" svg:viewBox="0 0 501 500">
          <text:p/>
        </draw:connector>
        <draw:connector draw:style-name="gr2" draw:text-style-name="P2" draw:layer="layout" draw:type="line" svg:x1="16.15cm" svg:y1="8.71cm" svg:x2="15.65cm" svg:y2="9.209cm" draw:start-shape="id116" draw:start-glue-point="7" draw:end-shape="id171" draw:end-glue-point="11" svg:d="M16150 8710l-500 499" svg:viewBox="0 0 501 500">
          <text:p/>
        </draw:connector>
        <draw:connector draw:style-name="gr2" draw:text-style-name="P2" draw:layer="layout" draw:type="line" svg:x1="14.88cm" svg:y1="8.71cm" svg:x2="14.38cm" svg:y2="9.209cm" draw:start-shape="id111" draw:start-glue-point="7" draw:end-shape="id172" draw:end-glue-point="11" svg:d="M14880 8710l-500 499" svg:viewBox="0 0 501 500">
          <text:p/>
        </draw:connector>
        <draw:connector draw:style-name="gr2" draw:text-style-name="P2" draw:layer="layout" draw:type="line" svg:x1="13.61cm" svg:y1="8.71cm" svg:x2="13.11cm" svg:y2="9.209cm" draw:start-shape="id104" draw:start-glue-point="7" draw:end-shape="id173" draw:end-glue-point="11" svg:d="M13610 8710l-500 499" svg:viewBox="0 0 501 500">
          <text:p/>
        </draw:connector>
        <draw:connector draw:style-name="gr2" draw:text-style-name="P2" draw:layer="layout" draw:type="line" svg:x1="12.34cm" svg:y1="8.71cm" svg:x2="11.84cm" svg:y2="9.209cm" draw:start-shape="id101" draw:start-glue-point="7" draw:end-shape="id174" draw:end-glue-point="11" svg:d="M12340 8710l-500 499" svg:viewBox="0 0 501 500">
          <text:p/>
        </draw:connector>
        <draw:connector draw:style-name="gr2" draw:text-style-name="P2" draw:layer="layout" draw:type="line" svg:x1="11.07cm" svg:y1="8.71cm" svg:x2="10.57cm" svg:y2="9.209cm" draw:start-shape="id97" draw:start-glue-point="7" draw:end-shape="id175" draw:end-glue-point="11" svg:d="M11070 8710l-500 499" svg:viewBox="0 0 501 500">
          <text:p/>
        </draw:connector>
        <draw:connector draw:style-name="gr2" draw:text-style-name="P2" draw:layer="layout" draw:type="line" svg:x1="9.8cm" svg:y1="8.71cm" svg:x2="9.3cm" svg:y2="9.209cm" draw:start-shape="id92" draw:start-glue-point="7" draw:end-shape="id176" draw:end-glue-point="11" svg:d="M9800 8710l-500 499" svg:viewBox="0 0 501 500">
          <text:p/>
        </draw:connector>
        <draw:connector draw:style-name="gr2" draw:text-style-name="P2" draw:layer="layout" draw:type="line" svg:x1="8.53cm" svg:y1="8.71cm" svg:x2="8.03cm" svg:y2="9.209cm" draw:start-shape="id61" draw:start-glue-point="7" draw:end-shape="id177" draw:end-glue-point="11" svg:d="M8530 8710l-500 499" svg:viewBox="0 0 501 500">
          <text:p/>
        </draw:connector>
        <draw:connector draw:style-name="gr2" draw:text-style-name="P2" draw:layer="layout" draw:type="line" svg:x1="7.26cm" svg:y1="8.71cm" svg:x2="6.76cm" svg:y2="9.209cm" draw:start-shape="id57" draw:start-glue-point="7" draw:end-shape="id178" draw:end-glue-point="11" svg:d="M7260 8710l-500 499" svg:viewBox="0 0 501 500">
          <text:p/>
        </draw:connector>
        <draw:connector draw:style-name="gr2" draw:text-style-name="P2" draw:layer="layout" draw:type="line" svg:x1="5.99cm" svg:y1="8.71cm" svg:x2="5.49cm" svg:y2="9.209cm" draw:start-shape="id52" draw:start-glue-point="7" draw:end-shape="id179" draw:end-glue-point="11" svg:d="M5990 8710l-500 499" svg:viewBox="0 0 501 500">
          <text:p/>
        </draw:connector>
        <draw:connector draw:style-name="gr2" draw:text-style-name="P2" draw:layer="layout" draw:type="line" svg:x1="4.72cm" svg:y1="8.71cm" svg:x2="4.22cm" svg:y2="9.209cm" draw:start-shape="id47" draw:start-glue-point="7" draw:end-shape="id180" draw:end-glue-point="11" svg:d="M4720 8710l-500 499" svg:viewBox="0 0 501 500">
          <text:p/>
        </draw:connector>
        <draw:connector draw:style-name="gr2" draw:text-style-name="P2" draw:layer="layout" draw:type="line" svg:x1="3.45cm" svg:y1="8.71cm" svg:x2="2.95cm" svg:y2="9.209cm" draw:start-shape="id42" draw:start-glue-point="7" draw:end-shape="id181" draw:end-glue-point="11" svg:d="M3450 8710l-500 499" svg:viewBox="0 0 501 500">
          <text:p/>
        </draw:connector>
        <draw:connector draw:style-name="gr2" draw:text-style-name="P2" draw:layer="layout" draw:type="line" svg:x1="2.18cm" svg:y1="8.71cm" svg:x2="1.68cm" svg:y2="9.209cm" draw:start-shape="id1" draw:start-glue-point="7" draw:end-shape="id182" draw:end-glue-point="11" svg:d="M2180 8710l-500 499" svg:viewBox="0 0 501 500">
          <text:p/>
        </draw:connector>
        <draw:connector draw:style-name="gr3" draw:text-style-name="P2" draw:layer="layout" draw:type="line" svg:x1="2.36cm" svg:y1="8.71cm" svg:x2="2.859cm" svg:y2="9.209cm" draw:start-shape="id1" draw:start-glue-point="9" draw:end-shape="id181" draw:end-glue-point="5" svg:d="M2360 8710l499 499" svg:viewBox="0 0 500 500">
          <text:p/>
        </draw:connector>
        <draw:connector draw:style-name="gr3" draw:text-style-name="P2" draw:layer="layout" draw:type="line" svg:x1="3.63cm" svg:y1="8.71cm" svg:x2="4.129cm" svg:y2="9.209cm" draw:start-shape="id42" draw:start-glue-point="9" draw:end-shape="id180" draw:end-glue-point="5" svg:d="M3630 8710l499 499" svg:viewBox="0 0 500 500">
          <text:p/>
        </draw:connector>
        <draw:connector draw:style-name="gr3" draw:text-style-name="P2" draw:layer="layout" draw:type="line" svg:x1="4.9cm" svg:y1="8.71cm" svg:x2="5.399cm" svg:y2="9.209cm" draw:start-shape="id47" draw:start-glue-point="9" draw:end-shape="id179" draw:end-glue-point="5" svg:d="M4900 8710l499 499" svg:viewBox="0 0 500 500">
          <text:p/>
        </draw:connector>
        <draw:connector draw:style-name="gr3" draw:text-style-name="P2" draw:layer="layout" draw:type="line" svg:x1="6.17cm" svg:y1="8.71cm" svg:x2="6.669cm" svg:y2="9.209cm" draw:start-shape="id52" draw:start-glue-point="9" draw:end-shape="id178" draw:end-glue-point="5" svg:d="M6170 8710l499 499" svg:viewBox="0 0 500 500">
          <text:p/>
        </draw:connector>
        <draw:connector draw:style-name="gr3" draw:text-style-name="P2" draw:layer="layout" draw:type="line" svg:x1="7.44cm" svg:y1="8.71cm" svg:x2="7.939cm" svg:y2="9.209cm" draw:start-shape="id57" draw:start-glue-point="9" draw:end-shape="id177" draw:end-glue-point="5" svg:d="M7440 8710l499 499" svg:viewBox="0 0 500 500">
          <text:p/>
        </draw:connector>
        <draw:connector draw:style-name="gr3" draw:text-style-name="P2" draw:layer="layout" draw:type="line" svg:x1="8.71cm" svg:y1="8.71cm" svg:x2="9.209cm" svg:y2="9.209cm" draw:start-shape="id61" draw:start-glue-point="9" draw:end-shape="id176" draw:end-glue-point="5" svg:d="M8710 8710l499 499" svg:viewBox="0 0 500 500">
          <text:p/>
        </draw:connector>
        <draw:connector draw:style-name="gr3" draw:text-style-name="P2" draw:layer="layout" draw:type="line" svg:x1="9.98cm" svg:y1="8.71cm" svg:x2="10.479cm" svg:y2="9.209cm" draw:start-shape="id92" draw:start-glue-point="9" draw:end-shape="id175" draw:end-glue-point="5" svg:d="M9980 8710l499 499" svg:viewBox="0 0 500 500">
          <text:p/>
        </draw:connector>
        <draw:connector draw:style-name="gr3" draw:text-style-name="P2" draw:layer="layout" draw:type="line" svg:x1="11.25cm" svg:y1="8.71cm" svg:x2="11.749cm" svg:y2="9.209cm" draw:start-shape="id97" draw:start-glue-point="9" draw:end-shape="id174" draw:end-glue-point="5" svg:d="M11250 8710l499 499" svg:viewBox="0 0 500 500">
          <text:p/>
        </draw:connector>
        <draw:connector draw:style-name="gr3" draw:text-style-name="P2" draw:layer="layout" draw:type="line" svg:x1="12.52cm" svg:y1="8.71cm" svg:x2="13.019cm" svg:y2="9.209cm" draw:start-shape="id101" draw:start-glue-point="9" draw:end-shape="id173" draw:end-glue-point="5" svg:d="M12520 8710l499 499" svg:viewBox="0 0 500 500">
          <text:p/>
        </draw:connector>
        <draw:connector draw:style-name="gr3" draw:text-style-name="P2" draw:layer="layout" draw:type="line" svg:x1="13.79cm" svg:y1="8.71cm" svg:x2="14.289cm" svg:y2="9.209cm" draw:start-shape="id104" draw:start-glue-point="9" draw:end-shape="id172" draw:end-glue-point="5" svg:d="M13790 8710l499 499" svg:viewBox="0 0 500 500">
          <text:p/>
        </draw:connector>
        <draw:connector draw:style-name="gr3" draw:text-style-name="P2" draw:layer="layout" draw:type="line" svg:x1="15.06cm" svg:y1="8.71cm" svg:x2="15.559cm" svg:y2="9.209cm" draw:start-shape="id111" draw:start-glue-point="9" draw:end-shape="id171" draw:end-glue-point="5" svg:d="M15060 8710l499 499" svg:viewBox="0 0 500 500">
          <text:p/>
        </draw:connector>
        <draw:connector draw:style-name="gr3" draw:text-style-name="P2" draw:layer="layout" draw:type="line" svg:x1="16.33cm" svg:y1="8.71cm" svg:x2="16.829cm" svg:y2="9.209cm" draw:start-shape="id116" draw:start-glue-point="9" draw:end-shape="id170" draw:end-glue-point="5" svg:d="M16330 8710l499 499" svg:viewBox="0 0 500 500">
          <text:p/>
        </draw:connector>
        <draw:connector draw:style-name="gr3" draw:text-style-name="P2" draw:layer="layout" draw:type="line" svg:x1="17.6cm" svg:y1="8.71cm" svg:x2="18.099cm" svg:y2="9.209cm" draw:start-shape="id156" draw:start-glue-point="9" draw:end-shape="id183" draw:end-glue-point="5" svg:d="M17600 8710l499 499" svg:viewBox="0 0 500 500">
          <text:p/>
        </draw:connector>
        <draw:connector draw:style-name="gr3" draw:text-style-name="P2" draw:layer="layout" draw:type="line" svg:x1="16.785cm" svg:y1="1.545cm" svg:x2="16.285cm" svg:y2="1.045cm" draw:start-shape="id134" draw:start-glue-point="5" draw:end-shape="id168" draw:end-glue-point="9" svg:d="M16785 1545l-500-500" svg:viewBox="0 0 501 501">
          <text:p/>
        </draw:connector>
        <draw:connector draw:style-name="gr3" draw:text-style-name="P2" draw:layer="layout" draw:type="line" svg:x1="15.515cm" svg:y1="1.545cm" svg:x2="15.015cm" svg:y2="1.045cm" draw:start-shape="id140" draw:start-glue-point="5" draw:end-shape="id167" draw:end-glue-point="9" svg:d="M15515 1545l-500-500" svg:viewBox="0 0 501 501">
          <text:p/>
        </draw:connector>
        <draw:connector draw:style-name="gr3" draw:text-style-name="P2" draw:layer="layout" draw:type="line" svg:x1="14.245cm" svg:y1="1.545cm" svg:x2="13.745cm" svg:y2="1.045cm" draw:start-shape="id145" draw:start-glue-point="5" draw:end-shape="id166" draw:end-glue-point="9" svg:d="M14245 1545l-500-500" svg:viewBox="0 0 501 501">
          <text:p/>
        </draw:connector>
        <draw:connector draw:style-name="gr3" draw:text-style-name="P2" draw:layer="layout" draw:type="line" svg:x1="12.975cm" svg:y1="1.545cm" svg:x2="12.475cm" svg:y2="1.045cm" draw:start-shape="id146" draw:start-glue-point="5" draw:end-shape="id165" draw:end-glue-point="9" svg:d="M12975 1545l-500-500" svg:viewBox="0 0 501 501">
          <text:p/>
        </draw:connector>
        <draw:connector draw:style-name="gr3" draw:text-style-name="P2" draw:layer="layout" draw:type="line" svg:x1="11.705cm" svg:y1="1.545cm" svg:x2="11.205cm" svg:y2="1.045cm" draw:start-shape="id149" draw:start-glue-point="5" draw:end-shape="id164" draw:end-glue-point="9" svg:d="M11705 1545l-500-500" svg:viewBox="0 0 501 501">
          <text:p/>
        </draw:connector>
        <draw:connector draw:style-name="gr3" draw:text-style-name="P2" draw:layer="layout" draw:type="line" svg:x1="10.435cm" svg:y1="1.545cm" svg:x2="9.935cm" svg:y2="1.045cm" draw:start-shape="id150" draw:start-glue-point="5" draw:end-shape="id163" draw:end-glue-point="9" svg:d="M10435 1545l-500-500" svg:viewBox="0 0 501 501">
          <text:p/>
        </draw:connector>
        <draw:connector draw:style-name="gr3" draw:text-style-name="P2" draw:layer="layout" draw:type="line" svg:x1="9.165cm" svg:y1="1.545cm" svg:x2="8.665cm" svg:y2="1.045cm" draw:start-shape="id153" draw:start-glue-point="5" draw:end-shape="id162" draw:end-glue-point="9" svg:d="M9165 1545l-500-500" svg:viewBox="0 0 501 501">
          <text:p/>
        </draw:connector>
        <draw:connector draw:style-name="gr3" draw:text-style-name="P2" draw:layer="layout" draw:type="line" svg:x1="7.895cm" svg:y1="1.545cm" svg:x2="7.395cm" svg:y2="1.045cm" draw:start-shape="id41" draw:start-glue-point="5" draw:end-shape="id161" draw:end-glue-point="9" svg:d="M7895 1545l-500-500" svg:viewBox="0 0 501 501">
          <text:p/>
        </draw:connector>
        <draw:connector draw:style-name="gr3" draw:text-style-name="P2" draw:layer="layout" draw:type="line" svg:x1="6.625cm" svg:y1="1.545cm" svg:x2="6.125cm" svg:y2="1.045cm" draw:start-shape="id37" draw:start-glue-point="5" draw:end-shape="id160" draw:end-glue-point="9" svg:d="M6625 1545l-500-500" svg:viewBox="0 0 501 501">
          <text:p/>
        </draw:connector>
        <draw:connector draw:style-name="gr3" draw:text-style-name="P2" draw:layer="layout" draw:type="line" svg:x1="5.355cm" svg:y1="1.545cm" svg:x2="4.855cm" svg:y2="1.045cm" draw:start-shape="id34" draw:start-glue-point="5" draw:end-shape="id159" draw:end-glue-point="9" svg:d="M5355 1545l-500-500" svg:viewBox="0 0 501 501">
          <text:p/>
        </draw:connector>
        <draw:connector draw:style-name="gr3" draw:text-style-name="P2" draw:layer="layout" draw:type="line" svg:x1="4.085cm" svg:y1="1.545cm" svg:x2="3.585cm" svg:y2="1.045cm" draw:start-shape="id32" draw:start-glue-point="5" draw:end-shape="id158" draw:end-glue-point="9" svg:d="M4085 1545l-500-500" svg:viewBox="0 0 501 501">
          <text:p/>
        </draw:connector>
        <draw:connector draw:style-name="gr3" draw:text-style-name="P2" draw:layer="layout" draw:type="line" svg:x1="2.815cm" svg:y1="1.545cm" svg:x2="2.315cm" svg:y2="1.045cm" draw:start-shape="id31" draw:start-glue-point="5" draw:end-shape="id157" draw:end-glue-point="9" svg:d="M2815 1545l-500-500" svg:viewBox="0 0 501 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06:38.172645388</dc:date>
    <meta:editing-duration>PT22M58S</meta:editing-duration>
    <meta:editing-cycles>4</meta:editing-cycles>
    <meta:document-statistic meta:object-count="510"/>
  </office:meta>
</office:document-meta>
</file>